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slation">
      <style:table-properties table:display="true" style:writing-mode="lr-tb"/>
    </style:style>
    <style:style style:name="ta2" style:family="table" style:master-page-name="PageStyle_5f_By_20_verified">
      <style:table-properties table:display="true" style:writing-mode="lr-tb"/>
    </style:style>
    <style:style style:name="ta3" style:family="table" style:master-page-name="PageStyle_5f_By_20_language">
      <style:table-properties table:display="true" style:writing-mode="lr-tb"/>
    </style:style>
    <style:style style:name="ta4" style:family="table" style:master-page-name="PageStyle_5f_By_20_concep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none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7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39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la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source_lang</text:p>
          </table:table-cell>
          <table:table-cell table:style-name="ce1" office:value-type="string" calcext:value-type="string">
            <text:p>target_lang</text:p>
          </table:table-cell>
          <table:table-cell table:style-name="ce1" office:value-type="string" calcext:value-type="string">
            <text:p>source_gender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string" calcext:value-type="string">
            <text:p>correct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irmier</text:p>
          </table:table-cell>
          <table:table-cell table:style-name="ce1" office:value-type="string" calcext:value-type="string">
            <text:p>l'infermier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irmier</text:p>
          </table:table-cell>
          <table:table-cell table:style-name="ce1" office:value-type="string" calcext:value-type="string">
            <text:p>die Krankenschwest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irmière</text:p>
          </table:table-cell>
          <table:table-cell table:style-name="ce1" office:value-type="string" calcext:value-type="string">
            <text:p>die Krankenschwest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Krankenpfleger</text:p>
          </table:table-cell>
          <table:table-cell table:style-name="ce1" office:value-type="string" calcext:value-type="string">
            <text:p>l'infirmiè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Krankenschwester</text:p>
          </table:table-cell>
          <table:table-cell table:style-name="ce1" office:value-type="string" calcext:value-type="string">
            <text:p>l'infirmiè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irmier</text:p>
          </table:table-cell>
          <table:table-cell table:style-name="ce1" office:value-type="string" calcext:value-type="string">
            <text:p>la enfermer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irmière</text:p>
          </table:table-cell>
          <table:table-cell table:style-name="ce1" office:value-type="string" calcext:value-type="string">
            <text:p>la enfermer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nfermero</text:p>
          </table:table-cell>
          <table:table-cell table:style-name="ce1" office:value-type="string" calcext:value-type="string">
            <text:p>l'infirmi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nfermera</text:p>
          </table:table-cell>
          <table:table-cell table:style-name="ce1" office:value-type="string" calcext:value-type="string">
            <text:p>l'infirmiè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nfermero</text:p>
          </table:table-cell>
          <table:table-cell table:style-name="ce1" office:value-type="string" calcext:value-type="string">
            <text:p>Die Krankenschwest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nfermera</text:p>
          </table:table-cell>
          <table:table-cell table:style-name="ce1" office:value-type="string" calcext:value-type="string">
            <text:p>die Krankenschwest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Krankenpfleger</text:p>
          </table:table-cell>
          <table:table-cell table:style-name="ce1" office:value-type="string" calcext:value-type="string">
            <text:p>el enferme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Krankenschwester</text:p>
          </table:table-cell>
          <table:table-cell table:style-name="ce1" office:value-type="string" calcext:value-type="string">
            <text:p>la enferme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irmière</text:p>
          </table:table-cell>
          <table:table-cell table:style-name="ce1" office:value-type="string" calcext:value-type="string">
            <text:p>l'infermier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irmier</text:p>
          </table:table-cell>
          <table:table-cell table:style-name="ce1" office:value-type="string" calcext:value-type="string">
            <text:p>pielęgniark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irmière</text:p>
          </table:table-cell>
          <table:table-cell table:style-name="ce1" office:value-type="string" calcext:value-type="string">
            <text:p>pielęgniark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nfermero</text:p>
          </table:table-cell>
          <table:table-cell table:style-name="ce1" office:value-type="string" calcext:value-type="string">
            <text:p>L'infermier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nfermera</text:p>
          </table:table-cell>
          <table:table-cell table:style-name="ce1" office:value-type="string" calcext:value-type="string">
            <text:p>l'infermie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nfermero</text:p>
          </table:table-cell>
          <table:table-cell table:style-name="ce1" office:value-type="string" calcext:value-type="string">
            <text:p>Pielęgniark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nfermera</text:p>
          </table:table-cell>
          <table:table-cell table:style-name="ce1" office:value-type="string" calcext:value-type="string">
            <text:p>pielęgniark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ermiere</text:p>
          </table:table-cell>
          <table:table-cell table:style-name="ce1" office:value-type="string" calcext:value-type="string">
            <text:p>l'infirmiè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ermiera</text:p>
          </table:table-cell>
          <table:table-cell table:style-name="ce1" office:value-type="string" calcext:value-type="string">
            <text:p>l'infirmiè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ermiere</text:p>
          </table:table-cell>
          <table:table-cell table:style-name="ce1" office:value-type="string" calcext:value-type="string">
            <text:p>la enfermer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ermiera</text:p>
          </table:table-cell>
          <table:table-cell table:style-name="ce1" office:value-type="string" calcext:value-type="string">
            <text:p>la enferme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ermiere</text:p>
          </table:table-cell>
          <table:table-cell table:style-name="ce1" office:value-type="string" calcext:value-type="string">
            <text:p>pielęgniark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ermiera</text:p>
          </table:table-cell>
          <table:table-cell table:style-name="ce1" office:value-type="string" calcext:value-type="string">
            <text:p>pielęgniark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ermiere</text:p>
          </table:table-cell>
          <table:table-cell table:style-name="ce1" office:value-type="string" calcext:value-type="string">
            <text:p>die Krankenschwest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ermiera</text:p>
          </table:table-cell>
          <table:table-cell table:style-name="ce1" office:value-type="string" calcext:value-type="string">
            <text:p>die Krankenschwest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elęgniarz</text:p>
          </table:table-cell>
          <table:table-cell table:style-name="ce1" office:value-type="string" calcext:value-type="string">
            <text:p>infirm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elęgniarka</text:p>
          </table:table-cell>
          <table:table-cell table:style-name="ce1" office:value-type="string" calcext:value-type="string">
            <text:p>infirmiè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elęgniarz</text:p>
          </table:table-cell>
          <table:table-cell table:style-name="ce1" office:value-type="string" calcext:value-type="string">
            <text:p>enferme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elęgniarka</text:p>
          </table:table-cell>
          <table:table-cell table:style-name="ce1" office:value-type="string" calcext:value-type="string">
            <text:p>enfermer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elęgniarz</text:p>
          </table:table-cell>
          <table:table-cell table:style-name="ce1" office:value-type="string" calcext:value-type="string">
            <text:p>infermie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elęgniarka</text:p>
          </table:table-cell>
          <table:table-cell table:style-name="ce1" office:value-type="string" calcext:value-type="string">
            <text:p>infermier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elęgniarz</text:p>
          </table:table-cell>
          <table:table-cell table:style-name="ce1" office:value-type="string" calcext:value-type="string">
            <text:p>männliche Krankenschwest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elęgniarka</text:p>
          </table:table-cell>
          <table:table-cell table:style-name="ce1" office:value-type="string" calcext:value-type="string">
            <text:p>Krankenschwest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Krankenpfleger</text:p>
          </table:table-cell>
          <table:table-cell table:style-name="ce1" office:value-type="string" calcext:value-type="string">
            <text:p>l'infermiera masch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Krankenschwester</text:p>
          </table:table-cell>
          <table:table-cell table:style-name="ce1" office:value-type="string" calcext:value-type="string">
            <text:p>l'infermie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Krankenpfleger</text:p>
          </table:table-cell>
          <table:table-cell table:style-name="ce1" office:value-type="string" calcext:value-type="string">
            <text:p>pielęgniark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Krankenschwester</text:p>
          </table:table-cell>
          <table:table-cell table:style-name="ce1" office:value-type="string" calcext:value-type="string">
            <text:p>pielęgniark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docteur</text:p>
          </table:table-cell>
          <table:table-cell table:style-name="ce1" office:value-type="string" calcext:value-type="string">
            <text:p>el doc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eure</text:p>
          </table:table-cell>
          <table:table-cell table:style-name="ce1" office:value-type="string" calcext:value-type="string">
            <text:p>el doc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enseignante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résident</text:p>
          </table:table-cell>
          <table:table-cell table:style-name="ce1" office:value-type="string" calcext:value-type="string">
            <text:p>el 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ésidente</text:p>
          </table:table-cell>
          <table:table-cell table:style-name="ce1" office:value-type="string" calcext:value-type="string">
            <text:p>el presi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hef</text:p>
          </table:table-cell>
          <table:table-cell table:style-name="ce1" office:value-type="string" calcext:value-type="string">
            <text:p>jef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heffe</text:p>
          </table:table-cell>
          <table:table-cell table:style-name="ce1" office:value-type="string" calcext:value-type="string">
            <text:p>el jef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docteur</text:p>
          </table:table-cell>
          <table:table-cell table:style-name="ce1" office:value-type="string" calcext:value-type="string">
            <text:p>il dotto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eure</text:p>
          </table:table-cell>
          <table:table-cell table:style-name="ce1" office:value-type="string" calcext:value-type="string">
            <text:p>il dotto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enseignante</text:p>
          </table:table-cell>
          <table:table-cell table:style-name="ce1" office:value-type="string" calcext:value-type="string">
            <text:p>l'insegn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résident</text:p>
          </table:table-cell>
          <table:table-cell table:style-name="ce1" office:value-type="string" calcext:value-type="string">
            <text:p>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ésidente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hef</text:p>
          </table:table-cell>
          <table:table-cell table:style-name="ce1" office:value-type="string" calcext:value-type="string">
            <text:p>cap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heffe</text:p>
          </table:table-cell>
          <table:table-cell table:style-name="ce1" office:value-type="string" calcext:value-type="string">
            <text:p>il cap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docteur</text:p>
          </table:table-cell>
          <table:table-cell table:style-name="ce1" office:value-type="string" calcext:value-type="string">
            <text:p>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eure</text:p>
          </table:table-cell>
          <table:table-cell table:style-name="ce1" office:value-type="string" calcext:value-type="string">
            <text:p>dok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enseignante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résident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ésidente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hef</text:p>
          </table:table-cell>
          <table:table-cell table:style-name="ce1" office:value-type="string" calcext:value-type="string">
            <text:p>lid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heffe</text:p>
          </table:table-cell>
          <table:table-cell table:style-name="ce1" office:value-type="string" calcext:value-type="string">
            <text:p>sze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docteur</text:p>
          </table:table-cell>
          <table:table-cell table:style-name="ce1" office:value-type="string" calcext:value-type="string">
            <text:p>Der 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eure</text:p>
          </table:table-cell>
          <table:table-cell table:style-name="ce1" office:value-type="string" calcext:value-type="string">
            <text:p>Der Dok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enseignante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résident</text:p>
          </table:table-cell>
          <table:table-cell table:style-name="ce1" office:value-type="string" calcext:value-type="string">
            <text:p>Präsi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ésidente</text:p>
          </table:table-cell>
          <table:table-cell table:style-name="ce1" office:value-type="string" calcext:value-type="string">
            <text:p>der Prä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hef</text:p>
          </table:table-cell>
          <table:table-cell table:style-name="ce1" office:value-type="string" calcext:value-type="string">
            <text:p>Führ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heffe</text:p>
          </table:table-cell>
          <table:table-cell table:style-name="ce1" office:value-type="string" calcext:value-type="string">
            <text:p>der Che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doctor</text:p>
          </table:table-cell>
          <table:table-cell table:style-name="ce1" office:value-type="string" calcext:value-type="string">
            <text:p>le doct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ora</text:p>
          </table:table-cell>
          <table:table-cell table:style-name="ce1" office:value-type="string" calcext:value-type="string">
            <text:p>le docteu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string" calcext:value-type="string">
            <text:p>le maît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maestra</text:p>
          </table:table-cell>
          <table:table-cell table:style-name="ce1" office:value-type="string" calcext:value-type="string">
            <text:p>la maîtress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residente</text:p>
          </table:table-cell>
          <table:table-cell table:style-name="ce1" office:value-type="string" calcext:value-type="string">
            <text:p>prési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a</text:p>
          </table:table-cell>
          <table:table-cell table:style-name="ce1" office:value-type="string" calcext:value-type="string">
            <text:p>Le pré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jefe</text:p>
          </table:table-cell>
          <table:table-cell table:style-name="ce1" office:value-type="string" calcext:value-type="string">
            <text:p>le patro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jefa</text:p>
          </table:table-cell>
          <table:table-cell table:style-name="ce1" office:value-type="string" calcext:value-type="string">
            <text:p>la cheff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doctor</text:p>
          </table:table-cell>
          <table:table-cell table:style-name="ce1" office:value-type="string" calcext:value-type="string">
            <text:p>il dotto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ora</text:p>
          </table:table-cell>
          <table:table-cell table:style-name="ce1" office:value-type="string" calcext:value-type="string">
            <text:p>il dotto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string" calcext:value-type="string">
            <text:p>insegn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maestra</text:p>
          </table:table-cell>
          <table:table-cell table:style-name="ce1" office:value-type="string" calcext:value-type="string">
            <text:p>insegn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residente</text:p>
          </table:table-cell>
          <table:table-cell table:style-name="ce1" office:value-type="string" calcext:value-type="string">
            <text:p>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a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jefe</text:p>
          </table:table-cell>
          <table:table-cell table:style-name="ce1" office:value-type="string" calcext:value-type="string">
            <text:p>il cap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jefa</text:p>
          </table:table-cell>
          <table:table-cell table:style-name="ce1" office:value-type="string" calcext:value-type="string">
            <text:p>il cap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doctor</text:p>
          </table:table-cell>
          <table:table-cell table:style-name="ce1" office:value-type="string" calcext:value-type="string">
            <text:p>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ora</text:p>
          </table:table-cell>
          <table:table-cell table:style-name="ce1" office:value-type="string" calcext:value-type="string">
            <text:p>dok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maestra</text:p>
          </table:table-cell>
          <table:table-cell table:style-name="ce1" office:value-type="string" calcext:value-type="string">
            <text:p>nauczycie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residente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a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jefe</text:p>
          </table:table-cell>
          <table:table-cell table:style-name="ce1" office:value-type="string" calcext:value-type="string">
            <text:p>sze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jefa</text:p>
          </table:table-cell>
          <table:table-cell table:style-name="ce1" office:value-type="string" calcext:value-type="string">
            <text:p>sze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doctor</text:p>
          </table:table-cell>
          <table:table-cell table:style-name="ce1" office:value-type="string" calcext:value-type="string">
            <text:p>Der 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ctora</text:p>
          </table:table-cell>
          <table:table-cell table:style-name="ce1" office:value-type="string" calcext:value-type="string">
            <text:p>Der Dok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string" calcext:value-type="string">
            <text:p>Lehr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maestra</text:p>
          </table:table-cell>
          <table:table-cell table:style-name="ce1" office:value-type="string" calcext:value-type="string">
            <text:p>Lehr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residente</text:p>
          </table:table-cell>
          <table:table-cell table:style-name="ce1" office:value-type="string" calcext:value-type="string">
            <text:p>Präsi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a</text:p>
          </table:table-cell>
          <table:table-cell table:style-name="ce1" office:value-type="string" calcext:value-type="string">
            <text:p>der Prä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jefe</text:p>
          </table:table-cell>
          <table:table-cell table:style-name="ce1" office:value-type="string" calcext:value-type="string">
            <text:p>der Che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jefa</text:p>
          </table:table-cell>
          <table:table-cell table:style-name="ce1" office:value-type="string" calcext:value-type="string">
            <text:p>der Che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dottore</text:p>
          </table:table-cell>
          <table:table-cell table:style-name="ce1" office:value-type="string" calcext:value-type="string">
            <text:p>le doct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ttoressa</text:p>
          </table:table-cell>
          <table:table-cell table:style-name="ce1" office:value-type="string" calcext:value-type="string">
            <text:p>le docteu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string" calcext:value-type="string">
            <text:p>Prési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e</text:p>
          </table:table-cell>
          <table:table-cell table:style-name="ce1" office:value-type="string" calcext:value-type="string">
            <text:p>Le préside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apo</text:p>
          </table:table-cell>
          <table:table-cell table:style-name="ce1" office:value-type="string" calcext:value-type="string">
            <text:p>La tê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apa</text:p>
          </table:table-cell>
          <table:table-cell table:style-name="ce1" office:value-type="string" calcext:value-type="string">
            <text:p>le patro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dottore</text:p>
          </table:table-cell>
          <table:table-cell table:style-name="ce1" office:value-type="string" calcext:value-type="string">
            <text:p>el doct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ttoressa</text:p>
          </table:table-cell>
          <table:table-cell table:style-name="ce1" office:value-type="string" calcext:value-type="string">
            <text:p>el doc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string" calcext:value-type="string">
            <text:p>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e</text:p>
          </table:table-cell>
          <table:table-cell table:style-name="ce1" office:value-type="string" calcext:value-type="string">
            <text:p>el presiden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apo</text:p>
          </table:table-cell>
          <table:table-cell table:style-name="ce1" office:value-type="string" calcext:value-type="string">
            <text:p>el jef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apa</text:p>
          </table:table-cell>
          <table:table-cell table:style-name="ce1" office:value-type="string" calcext:value-type="string">
            <text:p>el jef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dottore</text:p>
          </table:table-cell>
          <table:table-cell table:style-name="ce1" office:value-type="string" calcext:value-type="string">
            <text:p>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ttoressa</text:p>
          </table:table-cell>
          <table:table-cell table:style-name="ce1" office:value-type="string" calcext:value-type="string">
            <text:p>dok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e</text:p>
          </table:table-cell>
          <table:table-cell table:style-name="ce1" office:value-type="string" calcext:value-type="string">
            <text:p>prezyde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apo</text:p>
          </table:table-cell>
          <table:table-cell table:style-name="ce1" office:value-type="string" calcext:value-type="string">
            <text:p>sze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apa</text:p>
          </table:table-cell>
          <table:table-cell table:style-name="ce1" office:value-type="string" calcext:value-type="string">
            <text:p>sze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dottore</text:p>
          </table:table-cell>
          <table:table-cell table:style-name="ce1" office:value-type="string" calcext:value-type="string">
            <text:p>Der 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dottoressa</text:p>
          </table:table-cell>
          <table:table-cell table:style-name="ce1" office:value-type="string" calcext:value-type="string">
            <text:p>Der Dok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string" calcext:value-type="string">
            <text:p>Präsi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residente</text:p>
          </table:table-cell>
          <table:table-cell table:style-name="ce1" office:value-type="string" calcext:value-type="string">
            <text:p>der Präside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apo</text:p>
          </table:table-cell>
          <table:table-cell table:style-name="ce1" office:value-type="string" calcext:value-type="string">
            <text:p>der Che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apa</text:p>
          </table:table-cell>
          <table:table-cell table:style-name="ce1" office:value-type="string" calcext:value-type="string">
            <text:p>der Che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oktor</text:p>
          </table:table-cell>
          <table:table-cell table:style-name="ce1" office:value-type="string" calcext:value-type="string">
            <text:p>docteu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ktora</text:p>
          </table:table-cell>
          <table:table-cell table:style-name="ce1" office:value-type="string" calcext:value-type="string">
            <text:p>docteu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auczycielk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string" calcext:value-type="string">
            <text:p>Prési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rezydentka</text:p>
          </table:table-cell>
          <table:table-cell table:style-name="ce1" office:value-type="string" calcext:value-type="string">
            <text:p>Préside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nik</text:p>
          </table:table-cell>
          <table:table-cell table:style-name="ce1" office:value-type="string" calcext:value-type="string">
            <text:p>directeu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boss</text:p>
          </table:table-cell>
          <table:table-cell table:style-name="ce2" office:value-type="string" calcext:value-type="string">
            <text:p>pl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ierowniczka</text:p>
          </table:table-cell>
          <table:table-cell table:style-name="ce2" office:value-type="string" calcext:value-type="string">
            <text:p>directri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oktor</text:p>
          </table:table-cell>
          <table:table-cell table:style-name="ce1" office:value-type="string" calcext:value-type="string">
            <text:p>méd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ktora</text:p>
          </table:table-cell>
          <table:table-cell table:style-name="ce1" office:value-type="string" calcext:value-type="string">
            <text:p>méd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string" calcext:value-type="string">
            <text:p>profes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auczycielka</text:p>
          </table:table-cell>
          <table:table-cell table:style-name="ce1" office:value-type="string" calcext:value-type="string">
            <text:p>profes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string" calcext:value-type="string">
            <text:p>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rezydentka</text:p>
          </table:table-cell>
          <table:table-cell table:style-name="ce1" office:value-type="string" calcext:value-type="string">
            <text:p>presiden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nik</text:p>
          </table:table-cell>
          <table:table-cell table:style-name="ce1" office:value-type="string" calcext:value-type="string">
            <text:p>geren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boss</text:p>
          </table:table-cell>
          <table:table-cell table:style-name="ce2" office:value-type="string" calcext:value-type="string">
            <text:p>pl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ierowniczka</text:p>
          </table:table-cell>
          <table:table-cell table:style-name="ce2" office:value-type="string" calcext:value-type="string">
            <text:p>directo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oktor</text:p>
          </table:table-cell>
          <table:table-cell table:style-name="ce1" office:value-type="string" calcext:value-type="string">
            <text:p>med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ktora</text:p>
          </table:table-cell>
          <table:table-cell table:style-name="ce1" office:value-type="string" calcext:value-type="string">
            <text:p>med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string" calcext:value-type="string">
            <text:p>insegn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auczycielka</text:p>
          </table:table-cell>
          <table:table-cell table:style-name="ce1" office:value-type="string" calcext:value-type="string">
            <text:p>insegn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string" calcext:value-type="string">
            <text:p>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rezydentka</text:p>
          </table:table-cell>
          <table:table-cell table:style-name="ce1" office:value-type="string" calcext:value-type="string">
            <text:p>Preside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nik</text:p>
          </table:table-cell>
          <table:table-cell table:style-name="ce1" office:value-type="string" calcext:value-type="string">
            <text:p>manag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boss</text:p>
          </table:table-cell>
          <table:table-cell table:style-name="ce2" office:value-type="string" calcext:value-type="string">
            <text:p>pl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ierowniczka</text:p>
          </table:table-cell>
          <table:table-cell table:style-name="ce2" office:value-type="string" calcext:value-type="string">
            <text:p>direttri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oktor</text:p>
          </table:table-cell>
          <table:table-cell table:style-name="ce1" office:value-type="string" calcext:value-type="string">
            <text:p>Arz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ktora</text:p>
          </table:table-cell>
          <table:table-cell table:style-name="ce1" office:value-type="string" calcext:value-type="string">
            <text:p>Arz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string" calcext:value-type="string">
            <text:p>Lehr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auczycielka</text:p>
          </table:table-cell>
          <table:table-cell table:style-name="ce1" office:value-type="string" calcext:value-type="string">
            <text:p>Lehr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string" calcext:value-type="string">
            <text:p>Präsi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rezydentka</text:p>
          </table:table-cell>
          <table:table-cell table:style-name="ce1" office:value-type="string" calcext:value-type="string">
            <text:p>Präside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nik</text:p>
          </table:table-cell>
          <table:table-cell table:style-name="ce1" office:value-type="string" calcext:value-type="string">
            <text:p>Manag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boss</text:p>
          </table:table-cell>
          <table:table-cell table:style-name="ce2" office:value-type="string" calcext:value-type="string">
            <text:p>p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ierowniczka</text:p>
          </table:table-cell>
          <table:table-cell table:style-name="ce2" office:value-type="string" calcext:value-type="string">
            <text:p>Geschäftsführe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Doktor</text:p>
          </table:table-cell>
          <table:table-cell table:style-name="ce1" office:value-type="string" calcext:value-type="string">
            <text:p>le doct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Doktorin</text:p>
          </table:table-cell>
          <table:table-cell table:style-name="ce1" office:value-type="string" calcext:value-type="string">
            <text:p>le docteu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string" calcext:value-type="string">
            <text:p>l'enseigna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Lehrerin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räsident</text:p>
          </table:table-cell>
          <table:table-cell table:style-name="ce1" office:value-type="string" calcext:value-type="string">
            <text:p>Le prési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räsidentin</text:p>
          </table:table-cell>
          <table:table-cell table:style-name="ce1" office:value-type="string" calcext:value-type="string">
            <text:p>Le pré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Chef</text:p>
          </table:table-cell>
          <table:table-cell table:style-name="ce1" office:value-type="string" calcext:value-type="string">
            <text:p>le patro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Chefin</text:p>
          </table:table-cell>
          <table:table-cell table:style-name="ce1" office:value-type="string" calcext:value-type="string">
            <text:p>le patr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Doktor</text:p>
          </table:table-cell>
          <table:table-cell table:style-name="ce1" office:value-type="string" calcext:value-type="string">
            <text:p>el doct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Doktorin</text:p>
          </table:table-cell>
          <table:table-cell table:style-name="ce1" office:value-type="string" calcext:value-type="string">
            <text:p>el doc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string" calcext:value-type="string">
            <text:p>el maestr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Lehrerin</text:p>
          </table:table-cell>
          <table:table-cell table:style-name="ce1" office:value-type="string" calcext:value-type="string">
            <text:p>el maestr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räsident</text:p>
          </table:table-cell>
          <table:table-cell table:style-name="ce1" office:value-type="string" calcext:value-type="string">
            <text:p>el 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räsidentin</text:p>
          </table:table-cell>
          <table:table-cell table:style-name="ce1" office:value-type="string" calcext:value-type="string">
            <text:p>el presi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Chef</text:p>
          </table:table-cell>
          <table:table-cell table:style-name="ce1" office:value-type="string" calcext:value-type="string">
            <text:p>el jef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Chefin</text:p>
          </table:table-cell>
          <table:table-cell table:style-name="ce1" office:value-type="string" calcext:value-type="string">
            <text:p>el jef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Doktor</text:p>
          </table:table-cell>
          <table:table-cell table:style-name="ce1" office:value-type="string" calcext:value-type="string">
            <text:p>il dotto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Doktorin</text:p>
          </table:table-cell>
          <table:table-cell table:style-name="ce1" office:value-type="string" calcext:value-type="string">
            <text:p>il dotto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string" calcext:value-type="string">
            <text:p>l'insegn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Lehrerin</text:p>
          </table:table-cell>
          <table:table-cell table:style-name="ce1" office:value-type="string" calcext:value-type="string">
            <text:p>l'insegn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räsident</text:p>
          </table:table-cell>
          <table:table-cell table:style-name="ce1" office:value-type="string" calcext:value-type="string">
            <text:p>il presi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räsidentin</text:p>
          </table:table-cell>
          <table:table-cell table:style-name="ce1" office:value-type="string" calcext:value-type="string">
            <text:p>il presi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Chef</text:p>
          </table:table-cell>
          <table:table-cell table:style-name="ce1" office:value-type="string" calcext:value-type="string">
            <text:p>il cap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Chefin</text:p>
          </table:table-cell>
          <table:table-cell table:style-name="ce1" office:value-type="string" calcext:value-type="string">
            <text:p>il cap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Doktor</text:p>
          </table:table-cell>
          <table:table-cell table:style-name="ce1" office:value-type="string" calcext:value-type="string">
            <text:p>dok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Doktorin</text:p>
          </table:table-cell>
          <table:table-cell table:style-name="ce1" office:value-type="string" calcext:value-type="string">
            <text:p>dok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Lehrer</text:p>
          </table:table-cell>
          <table:table-cell table:style-name="ce1" office:value-type="string" calcext:value-type="string">
            <text:p>nauczycie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Lehrerin</text:p>
          </table:table-cell>
          <table:table-cell table:style-name="ce1" office:value-type="string" calcext:value-type="string">
            <text:p>nauczycie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räsident</text:p>
          </table:table-cell>
          <table:table-cell table:style-name="ce1" office:value-type="string" calcext:value-type="string">
            <text:p>prezy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räsidentin</text:p>
          </table:table-cell>
          <table:table-cell table:style-name="ce1" office:value-type="string" calcext:value-type="string">
            <text:p>prezy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Chef</text:p>
          </table:table-cell>
          <table:table-cell table:style-name="ce1" office:value-type="string" calcext:value-type="string">
            <text:p>sze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Chefin</text:p>
          </table:table-cell>
          <table:table-cell table:style-name="ce1" office:value-type="string" calcext:value-type="string">
            <text:p>sze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historienne</text:p>
          </table:table-cell>
          <table:table-cell table:style-name="ce1" office:value-type="string" calcext:value-type="string">
            <text:p>el historiad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ilote</text:p>
          </table:table-cell>
          <table:table-cell table:style-name="ce1" office:value-type="string" calcext:value-type="string">
            <text:p>El pilo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e</text:p>
          </table:table-cell>
          <table:table-cell table:style-name="ce1" office:value-type="string" calcext:value-type="string">
            <text:p>El pilo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vendeur</text:p>
          </table:table-cell>
          <table:table-cell table:style-name="ce1" office:value-type="string" calcext:value-type="string">
            <text:p>el vended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use</text:p>
          </table:table-cell>
          <table:table-cell table:style-name="ce1" office:value-type="string" calcext:value-type="string">
            <text:p>la vendedo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étudiant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étudiante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string" calcext:value-type="string">
            <text:p>el conduc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rice</text:p>
          </table:table-cell>
          <table:table-cell table:style-name="ce1" office:value-type="string" calcext:value-type="string">
            <text:p>el conduc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ienne</text:p>
          </table:table-cell>
          <table:table-cell table:style-name="ce1" office:value-type="string" calcext:value-type="string">
            <text:p>el informát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soldat</text:p>
          </table:table-cell>
          <table:table-cell table:style-name="ce1" office:value-type="string" calcext:value-type="string">
            <text:p>el soldad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</text:p>
          </table:table-cell>
          <table:table-cell table:style-name="ce1" office:value-type="string" calcext:value-type="string">
            <text:p>el soldad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historienne</text:p>
          </table:table-cell>
          <table:table-cell table:style-name="ce1" office:value-type="string" calcext:value-type="string">
            <text:p>lo stor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ilote</text:p>
          </table:table-cell>
          <table:table-cell table:style-name="ce1" office:value-type="string" calcext:value-type="string">
            <text:p>il pilo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e</text:p>
          </table:table-cell>
          <table:table-cell table:style-name="ce1" office:value-type="string" calcext:value-type="string">
            <text:p>il pilot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vendeur</text:p>
          </table:table-cell>
          <table:table-cell table:style-name="ce1" office:value-type="string" calcext:value-type="string">
            <text:p>vendito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use</text:p>
          </table:table-cell>
          <table:table-cell table:style-name="ce1" office:value-type="string" calcext:value-type="string">
            <text:p>la commes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étudiant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étudiante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string" calcext:value-type="string">
            <text:p>l'autis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rice</text:p>
          </table:table-cell>
          <table:table-cell table:style-name="ce1" office:value-type="string" calcext:value-type="string">
            <text:p>l'autist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ienne</text:p>
          </table:table-cell>
          <table:table-cell table:style-name="ce1" office:value-type="string" calcext:value-type="string">
            <text:p>l'informat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soldat</text:p>
          </table:table-cell>
          <table:table-cell table:style-name="ce1" office:value-type="string" calcext:value-type="string">
            <text:p>Il solda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</text:p>
          </table:table-cell>
          <table:table-cell table:style-name="ce1" office:value-type="string" calcext:value-type="string">
            <text:p>Il solda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historienne</text:p>
          </table:table-cell>
          <table:table-cell table:style-name="ce1" office:value-type="string" calcext:value-type="string">
            <text:p>history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ilote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e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vendeur</text:p>
          </table:table-cell>
          <table:table-cell table:style-name="ce1" office:value-type="string" calcext:value-type="string">
            <text:p>sprzeda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use</text:p>
          </table:table-cell>
          <table:table-cell table:style-name="ce1" office:value-type="string" calcext:value-type="string">
            <text:p>sprzedawczyn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étudiant</text:p>
          </table:table-cell>
          <table:table-cell table:style-name="ce1" office:value-type="string" calcext:value-type="string">
            <text:p>uczeń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étudiante</text:p>
          </table:table-cell>
          <table:table-cell table:style-name="ce1" office:value-type="string" calcext:value-type="string">
            <text:p>uczeń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string" calcext:value-type="string">
            <text:p>Kiero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rice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ienne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soldat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historienne</text:p>
          </table:table-cell>
          <table:table-cell table:style-name="ce1" office:value-type="string" calcext:value-type="string">
            <text:p>der Historik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pilote</text:p>
          </table:table-cell>
          <table:table-cell table:style-name="ce1" office:value-type="string" calcext:value-type="string">
            <text:p>der 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e</text:p>
          </table:table-cell>
          <table:table-cell table:style-name="ce1" office:value-type="string" calcext:value-type="string">
            <text:p>der 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vendeur</text:p>
          </table:table-cell>
          <table:table-cell table:style-name="ce1" office:value-type="string" calcext:value-type="string">
            <text:p>Verkäuf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use</text:p>
          </table:table-cell>
          <table:table-cell table:style-name="ce1" office:value-type="string" calcext:value-type="string">
            <text:p>die Verkäufer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étudiant</text:p>
          </table:table-cell>
          <table:table-cell table:style-name="ce1" office:value-type="string" calcext:value-type="string">
            <text:p>der Stu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étudiante</text:p>
          </table:table-cell>
          <table:table-cell table:style-name="ce1" office:value-type="string" calcext:value-type="string">
            <text:p>der Stu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string" calcext:value-type="string">
            <text:p>der Fahr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rice</text:p>
          </table:table-cell>
          <table:table-cell table:style-name="ce1" office:value-type="string" calcext:value-type="string">
            <text:p>der Fahr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ienne</text:p>
          </table:table-cell>
          <table:table-cell table:style-name="ce1" office:value-type="string" calcext:value-type="string">
            <text:p>der Informatik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 soldat</text:p>
          </table:table-cell>
          <table:table-cell table:style-name="ce1" office:value-type="string" calcext:value-type="string">
            <text:p>der Solda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</text:p>
          </table:table-cell>
          <table:table-cell table:style-name="ce1" office:value-type="string" calcext:value-type="string">
            <text:p>der 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historiadora</text:p>
          </table:table-cell>
          <table:table-cell table:style-name="ce1" office:value-type="string" calcext:value-type="string">
            <text:p>l'historie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iloto</text:p>
          </table:table-cell>
          <table:table-cell table:style-name="ce1" office:value-type="string" calcext:value-type="string">
            <text:p>pilo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o</text:p>
          </table:table-cell>
          <table:table-cell table:style-name="ce1" office:value-type="string" calcext:value-type="string">
            <text:p>le pilo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vendedor</text:p>
          </table:table-cell>
          <table:table-cell table:style-name="ce1" office:value-type="string" calcext:value-type="string">
            <text:p>le vend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dora</text:p>
          </table:table-cell>
          <table:table-cell table:style-name="ce1" office:value-type="string" calcext:value-type="string">
            <text:p>la vendeus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string" calcext:value-type="string">
            <text:p>l'étudia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studiante</text:p>
          </table:table-cell>
          <table:table-cell table:style-name="ce1" office:value-type="string" calcext:value-type="string">
            <text:p>l'étudi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conductor</text:p>
          </table:table-cell>
          <table:table-cell table:style-name="ce1" office:value-type="string" calcext:value-type="string">
            <text:p>le conduct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ora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informática</text:p>
          </table:table-cell>
          <table:table-cell table:style-name="ce1" office:value-type="string" calcext:value-type="string">
            <text:p>l'informatiqu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soldado</text:p>
          </table:table-cell>
          <table:table-cell table:style-name="ce1" office:value-type="string" calcext:value-type="string">
            <text:p>le solda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do</text:p>
          </table:table-cell>
          <table:table-cell table:style-name="ce1" office:value-type="string" calcext:value-type="string">
            <text:p>le 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historiadora</text:p>
          </table:table-cell>
          <table:table-cell table:style-name="ce1" office:value-type="string" calcext:value-type="string">
            <text:p>lo stor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iloto</text:p>
          </table:table-cell>
          <table:table-cell table:style-name="ce1" office:value-type="string" calcext:value-type="string">
            <text:p>il pilo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o</text:p>
          </table:table-cell>
          <table:table-cell table:style-name="ce1" office:value-type="string" calcext:value-type="string">
            <text:p>il pilot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vendedor</text:p>
          </table:table-cell>
          <table:table-cell table:style-name="ce1" office:value-type="string" calcext:value-type="string">
            <text:p>il vendito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dora</text:p>
          </table:table-cell>
          <table:table-cell table:style-name="ce1" office:value-type="string" calcext:value-type="string">
            <text:p>il vendito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string" calcext:value-type="string">
            <text:p>lo stu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studiante</text:p>
          </table:table-cell>
          <table:table-cell table:style-name="ce1" office:value-type="string" calcext:value-type="string">
            <text:p>alun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conductor</text:p>
          </table:table-cell>
          <table:table-cell table:style-name="ce1" office:value-type="string" calcext:value-type="string">
            <text:p>conduce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ora</text:p>
          </table:table-cell>
          <table:table-cell table:style-name="ce1" office:value-type="string" calcext:value-type="string">
            <text:p>l'autis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informática</text:p>
          </table:table-cell>
          <table:table-cell table:style-name="ce1" office:value-type="string" calcext:value-type="string">
            <text:p>informatic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soldado</text:p>
          </table:table-cell>
          <table:table-cell table:style-name="ce1" office:value-type="string" calcext:value-type="string">
            <text:p>Il solda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do</text:p>
          </table:table-cell>
          <table:table-cell table:style-name="ce1" office:value-type="string" calcext:value-type="string">
            <text:p>Il solda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historiadora</text:p>
          </table:table-cell>
          <table:table-cell table:style-name="ce1" office:value-type="string" calcext:value-type="string">
            <text:p>history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iloto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o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vendedor</text:p>
          </table:table-cell>
          <table:table-cell table:style-name="ce1" office:value-type="string" calcext:value-type="string">
            <text:p>sprzeda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dora</text:p>
          </table:table-cell>
          <table:table-cell table:style-name="ce1" office:value-type="string" calcext:value-type="string">
            <text:p>sprzedaw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string" calcext:value-type="string">
            <text:p>uczeń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studiante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conductor</text:p>
          </table:table-cell>
          <table:table-cell table:style-name="ce1" office:value-type="string" calcext:value-type="string">
            <text:p>kiero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ora</text:p>
          </table:table-cell>
          <table:table-cell table:style-name="ce1" office:value-type="string" calcext:value-type="string">
            <text:p>Kiero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informática</text:p>
          </table:table-cell>
          <table:table-cell table:style-name="ce1" office:value-type="string" calcext:value-type="string">
            <text:p>przetwarzanie dany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soldado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do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historiadora</text:p>
          </table:table-cell>
          <table:table-cell table:style-name="ce1" office:value-type="string" calcext:value-type="string">
            <text:p>der Historik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piloto</text:p>
          </table:table-cell>
          <table:table-cell table:style-name="ce1" office:value-type="string" calcext:value-type="string">
            <text:p>der 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o</text:p>
          </table:table-cell>
          <table:table-cell table:style-name="ce1" office:value-type="string" calcext:value-type="string">
            <text:p>der 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vendedor</text:p>
          </table:table-cell>
          <table:table-cell table:style-name="ce1" office:value-type="string" calcext:value-type="string">
            <text:p>der Verkäuf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edora</text:p>
          </table:table-cell>
          <table:table-cell table:style-name="ce1" office:value-type="string" calcext:value-type="string">
            <text:p>der Verkäuf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string" calcext:value-type="string">
            <text:p>der Stu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estudiante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conductor</text:p>
          </table:table-cell>
          <table:table-cell table:style-name="ce1" office:value-type="string" calcext:value-type="string">
            <text:p>Treib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tora</text:p>
          </table:table-cell>
          <table:table-cell table:style-name="ce1" office:value-type="string" calcext:value-type="string">
            <text:p>der Fahr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informática</text:p>
          </table:table-cell>
          <table:table-cell table:style-name="ce1" office:value-type="string" calcext:value-type="string">
            <text:p>Comput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l soldado</text:p>
          </table:table-cell>
          <table:table-cell table:style-name="ce1" office:value-type="string" calcext:value-type="string">
            <text:p>der Solda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do</text:p>
          </table:table-cell>
          <table:table-cell table:style-name="ce1" office:value-type="string" calcext:value-type="string">
            <text:p>der 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segnante</text:p>
          </table:table-cell>
          <table:table-cell table:style-name="ce1" office:value-type="string" calcext:value-type="string">
            <text:p>l'enseign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orica</text:p>
          </table:table-cell>
          <table:table-cell table:style-name="ce1" office:value-type="string" calcext:value-type="string">
            <text:p>l'historie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ilota</text:p>
          </table:table-cell>
          <table:table-cell table:style-name="ce1" office:value-type="string" calcext:value-type="string">
            <text:p>le pilo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a</text:p>
          </table:table-cell>
          <table:table-cell table:style-name="ce1" office:value-type="string" calcext:value-type="string">
            <text:p>le pilo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venditore</text:p>
          </table:table-cell>
          <table:table-cell table:style-name="ce1" office:value-type="string" calcext:value-type="string">
            <text:p>le vend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itrice</text:p>
          </table:table-cell>
          <table:table-cell table:style-name="ce1" office:value-type="string" calcext:value-type="string">
            <text:p>le vendeu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string" calcext:value-type="string">
            <text:p>l'étudia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udentessa</text:p>
          </table:table-cell>
          <table:table-cell table:style-name="ce1" office:value-type="string" calcext:value-type="string">
            <text:p>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onducente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ente</text:p>
          </table:table-cell>
          <table:table-cell table:style-name="ce1" office:value-type="string" calcext:value-type="string">
            <text:p>le conducteu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a</text:p>
          </table:table-cell>
          <table:table-cell table:style-name="ce1" office:value-type="string" calcext:value-type="string">
            <text:p>l'informatiqu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soldato</text:p>
          </table:table-cell>
          <table:table-cell table:style-name="ce1" office:value-type="string" calcext:value-type="string">
            <text:p>le solda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ssa</text:p>
          </table:table-cell>
          <table:table-cell table:style-name="ce1" office:value-type="string" calcext:value-type="string">
            <text:p>le 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orica</text:p>
          </table:table-cell>
          <table:table-cell table:style-name="ce1" office:value-type="string" calcext:value-type="string">
            <text:p>el historiad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ilota</text:p>
          </table:table-cell>
          <table:table-cell table:style-name="ce1" office:value-type="string" calcext:value-type="string">
            <text:p>El pilo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a</text:p>
          </table:table-cell>
          <table:table-cell table:style-name="ce1" office:value-type="string" calcext:value-type="string">
            <text:p>El pilo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venditore</text:p>
          </table:table-cell>
          <table:table-cell table:style-name="ce1" office:value-type="string" calcext:value-type="string">
            <text:p>el vended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itrice</text:p>
          </table:table-cell>
          <table:table-cell table:style-name="ce1" office:value-type="string" calcext:value-type="string">
            <text:p>el vended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string" calcext:value-type="string">
            <text:p>el estudi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udentessa</text:p>
          </table:table-cell>
          <table:table-cell table:style-name="ce1" office:value-type="string" calcext:value-type="string">
            <text:p>estudi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onducente</text:p>
          </table:table-cell>
          <table:table-cell table:style-name="ce1" office:value-type="string" calcext:value-type="string">
            <text:p>el conduct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ente</text:p>
          </table:table-cell>
          <table:table-cell table:style-name="ce1" office:value-type="string" calcext:value-type="string">
            <text:p>el conduc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a</text:p>
          </table:table-cell>
          <table:table-cell table:style-name="ce1" office:value-type="string" calcext:value-type="string">
            <text:p>Ciencias de la Computa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soldato</text:p>
          </table:table-cell>
          <table:table-cell table:style-name="ce1" office:value-type="string" calcext:value-type="string">
            <text:p>el soldad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ssa</text:p>
          </table:table-cell>
          <table:table-cell table:style-name="ce1" office:value-type="string" calcext:value-type="string">
            <text:p>el soldad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orica</text:p>
          </table:table-cell>
          <table:table-cell table:style-name="ce1" office:value-type="string" calcext:value-type="string">
            <text:p>history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ilota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a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venditore</text:p>
          </table:table-cell>
          <table:table-cell table:style-name="ce1" office:value-type="string" calcext:value-type="string">
            <text:p>sprzeda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itrice</text:p>
          </table:table-cell>
          <table:table-cell table:style-name="ce1" office:value-type="string" calcext:value-type="string">
            <text:p>sprzedawc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string" calcext:value-type="string">
            <text:p>uczeń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udentessa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onducente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ente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a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soldato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ssa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orica</text:p>
          </table:table-cell>
          <table:table-cell table:style-name="ce1" office:value-type="string" calcext:value-type="string">
            <text:p>der Historik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pilota</text:p>
          </table:table-cell>
          <table:table-cell table:style-name="ce1" office:value-type="string" calcext:value-type="string">
            <text:p>der 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pilota</text:p>
          </table:table-cell>
          <table:table-cell table:style-name="ce1" office:value-type="string" calcext:value-type="string">
            <text:p>der 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venditore</text:p>
          </table:table-cell>
          <table:table-cell table:style-name="ce1" office:value-type="string" calcext:value-type="string">
            <text:p>der Verkäuf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venditrice</text:p>
          </table:table-cell>
          <table:table-cell table:style-name="ce1" office:value-type="string" calcext:value-type="string">
            <text:p>der Verkäuf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string" calcext:value-type="string">
            <text:p>der Stude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tudentessa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conducente</text:p>
          </table:table-cell>
          <table:table-cell table:style-name="ce1" office:value-type="string" calcext:value-type="string">
            <text:p>der Fahr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conducente</text:p>
          </table:table-cell>
          <table:table-cell table:style-name="ce1" office:value-type="string" calcext:value-type="string">
            <text:p>der Fahr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'informatica</text:p>
          </table:table-cell>
          <table:table-cell table:style-name="ce1" office:value-type="string" calcext:value-type="string">
            <text:p>Computerwissenschaft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l soldato</text:p>
          </table:table-cell>
          <table:table-cell table:style-name="ce1" office:value-type="string" calcext:value-type="string">
            <text:p>der Solda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 soldatessa</text:p>
          </table:table-cell>
          <table:table-cell table:style-name="ce1" office:value-type="string" calcext:value-type="string">
            <text:p>der 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string" calcext:value-type="string">
            <text:p>histor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istoryczka</text:p>
          </table:table-cell>
          <table:table-cell table:style-name="ce1" office:value-type="string" calcext:value-type="string">
            <text:p>historie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éloigné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lotka</text:p>
          </table:table-cell>
          <table:table-cell table:style-name="ce1" office:value-type="string" calcext:value-type="string">
            <text:p>pilo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rzedawca</text:p>
          </table:table-cell>
          <table:table-cell table:style-name="ce1" office:value-type="string" calcext:value-type="string">
            <text:p>Marchan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przedawczyni</text:p>
          </table:table-cell>
          <table:table-cell table:style-name="ce1" office:value-type="string" calcext:value-type="string">
            <text:p>vendeu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étudi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tudentka</text:p>
          </table:table-cell>
          <table:table-cell table:style-name="ce1" office:value-type="string" calcext:value-type="string">
            <text:p>étudia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chauffeu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chauffeu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spécialiste en informatiqu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spécialiste en informatiqu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żołnierz</text:p>
          </table:table-cell>
          <table:table-cell table:style-name="ce1" office:value-type="string" calcext:value-type="string">
            <text:p>solda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żołnierka</text:p>
          </table:table-cell>
          <table:table-cell table:style-name="ce1" office:value-type="string" calcext:value-type="string">
            <text:p>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string" calcext:value-type="string">
            <text:p>historiad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istoryczka</text:p>
          </table:table-cell>
          <table:table-cell table:style-name="ce1" office:value-type="string" calcext:value-type="string">
            <text:p>historiad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remo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lotka</text:p>
          </table:table-cell>
          <table:table-cell table:style-name="ce1" office:value-type="string" calcext:value-type="string">
            <text:p>pilot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rzedawca</text:p>
          </table:table-cell>
          <table:table-cell table:style-name="ce1" office:value-type="string" calcext:value-type="string">
            <text:p>comerci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przedawczyni</text:p>
          </table:table-cell>
          <table:table-cell table:style-name="ce1" office:value-type="string" calcext:value-type="string">
            <text:p>vendedor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estudi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tudentka</text:p>
          </table:table-cell>
          <table:table-cell table:style-name="ce1" office:value-type="string" calcext:value-type="string">
            <text:p>estudia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conduct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Especialista en TI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Especialista en TI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żołnierz</text:p>
          </table:table-cell>
          <table:table-cell table:style-name="ce1" office:value-type="string" calcext:value-type="string">
            <text:p>soldad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żołnierka</text:p>
          </table:table-cell>
          <table:table-cell table:style-name="ce1" office:value-type="string" calcext:value-type="string">
            <text:p>soldad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string" calcext:value-type="string">
            <text:p>stor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istoryczka</text:p>
          </table:table-cell>
          <table:table-cell table:style-name="ce1" office:value-type="string" calcext:value-type="string">
            <text:p>stor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a distanz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lotka</text:p>
          </table:table-cell>
          <table:table-cell table:style-name="ce1" office:value-type="string" calcext:value-type="string">
            <text:p>pilot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rzedawca</text:p>
          </table:table-cell>
          <table:table-cell table:style-name="ce1" office:value-type="string" calcext:value-type="string">
            <text:p>rivendito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przedawczyni</text:p>
          </table:table-cell>
          <table:table-cell table:style-name="ce1" office:value-type="string" calcext:value-type="string">
            <text:p>commes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lunn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tudentka</text:p>
          </table:table-cell>
          <table:table-cell table:style-name="ce1" office:value-type="string" calcext:value-type="string">
            <text:p>alunn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conduce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conduce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esperto di tecnologia informati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esperto di tecnologia informati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żołnierz</text:p>
          </table:table-cell>
          <table:table-cell table:style-name="ce1" office:value-type="string" calcext:value-type="string">
            <text:p>soldat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żołnierka</text:p>
          </table:table-cell>
          <table:table-cell table:style-name="ce1" office:value-type="string" calcext:value-type="string">
            <text:p>solda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string" calcext:value-type="string">
            <text:p>Historik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istoryczka</text:p>
          </table:table-cell>
          <table:table-cell table:style-name="ce1" office:value-type="string" calcext:value-type="string">
            <text:p>Historike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Fernbedienung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lotka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rzedawca</text:p>
          </table:table-cell>
          <table:table-cell table:style-name="ce1" office:value-type="string" calcext:value-type="string">
            <text:p>Händl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przedawczyni</text:p>
          </table:table-cell>
          <table:table-cell table:style-name="ce1" office:value-type="string" calcext:value-type="string">
            <text:p>Verkäuferi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tudentka</text:p>
          </table:table-cell>
          <table:table-cell table:style-name="ce1" office:value-type="string" calcext:value-type="string">
            <text:p>Studen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Treib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ierowca</text:p>
          </table:table-cell>
          <table:table-cell table:style-name="ce1" office:value-type="string" calcext:value-type="string">
            <text:p>Treib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IT-Spezialis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string" calcext:value-type="string">
            <text:p>IT-Spezialis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żołnierz</text:p>
          </table:table-cell>
          <table:table-cell table:style-name="ce1" office:value-type="string" calcext:value-type="string">
            <text:p>Solda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żołnierka</text:p>
          </table:table-cell>
          <table:table-cell table:style-name="ce1" office:value-type="string" calcext:value-type="string">
            <text:p>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string" calcext:value-type="string">
            <text:p>l'histor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Historikerin</text:p>
          </table:table-cell>
          <table:table-cell table:style-name="ce1" office:value-type="string" calcext:value-type="string">
            <text:p>l'historie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ilot</text:p>
          </table:table-cell>
          <table:table-cell table:style-name="ce1" office:value-type="string" calcext:value-type="string">
            <text:p>le pilo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ilotin</text:p>
          </table:table-cell>
          <table:table-cell table:style-name="ce1" office:value-type="string" calcext:value-type="string">
            <text:p>le pilo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Verkäufer</text:p>
          </table:table-cell>
          <table:table-cell table:style-name="ce1" office:value-type="string" calcext:value-type="string">
            <text:p>le vend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Verkäuferin</text:p>
          </table:table-cell>
          <table:table-cell table:style-name="ce1" office:value-type="string" calcext:value-type="string">
            <text:p>la vendeu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tudent</text:p>
          </table:table-cell>
          <table:table-cell table:style-name="ce1" office:value-type="string" calcext:value-type="string">
            <text:p>l'étudian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tudentin</text:p>
          </table:table-cell>
          <table:table-cell table:style-name="ce1" office:value-type="string" calcext:value-type="string">
            <text:p>l'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Fahrer</text:p>
          </table:table-cell>
          <table:table-cell table:style-name="ce1" office:value-type="string" calcext:value-type="string">
            <text:p>le conducteu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Fahrerin</text:p>
          </table:table-cell>
          <table:table-cell table:style-name="ce1" office:value-type="string" calcext:value-type="string">
            <text:p>le conducteu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string" calcext:value-type="string">
            <text:p>l'informatici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Informatikerin</text:p>
          </table:table-cell>
          <table:table-cell table:style-name="ce1" office:value-type="string" calcext:value-type="string">
            <text:p>l'informaticie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oldat</text:p>
          </table:table-cell>
          <table:table-cell table:style-name="ce1" office:value-type="string" calcext:value-type="string">
            <text:p>le solda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oldatin</text:p>
          </table:table-cell>
          <table:table-cell table:style-name="ce1" office:value-type="string" calcext:value-type="string">
            <text:p>le solda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string" calcext:value-type="string">
            <text:p>el historiad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Historikerin</text:p>
          </table:table-cell>
          <table:table-cell table:style-name="ce1" office:value-type="string" calcext:value-type="string">
            <text:p>el historiado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ilot</text:p>
          </table:table-cell>
          <table:table-cell table:style-name="ce1" office:value-type="string" calcext:value-type="string">
            <text:p>El pilo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ilotin</text:p>
          </table:table-cell>
          <table:table-cell table:style-name="ce1" office:value-type="string" calcext:value-type="string">
            <text:p>El pilo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Verkäufer</text:p>
          </table:table-cell>
          <table:table-cell table:style-name="ce1" office:value-type="string" calcext:value-type="string">
            <text:p>el vended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Verkäuferin</text:p>
          </table:table-cell>
          <table:table-cell table:style-name="ce1" office:value-type="string" calcext:value-type="string">
            <text:p>la vendedor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tudent</text:p>
          </table:table-cell>
          <table:table-cell table:style-name="ce1" office:value-type="string" calcext:value-type="string">
            <text:p>el estudia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tudentin</text:p>
          </table:table-cell>
          <table:table-cell table:style-name="ce1" office:value-type="string" calcext:value-type="string">
            <text:p>el estudia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Fahrer</text:p>
          </table:table-cell>
          <table:table-cell table:style-name="ce1" office:value-type="string" calcext:value-type="string">
            <text:p>el conduct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Fahrerin</text:p>
          </table:table-cell>
          <table:table-cell table:style-name="ce1" office:value-type="string" calcext:value-type="string">
            <text:p>el conduc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string" calcext:value-type="string">
            <text:p>el informát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Informatikerin</text:p>
          </table:table-cell>
          <table:table-cell table:style-name="ce1" office:value-type="string" calcext:value-type="string">
            <text:p>el informát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oldat</text:p>
          </table:table-cell>
          <table:table-cell table:style-name="ce1" office:value-type="string" calcext:value-type="string">
            <text:p>el soldad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oldatin</text:p>
          </table:table-cell>
          <table:table-cell table:style-name="ce1" office:value-type="string" calcext:value-type="string">
            <text:p>el soldad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string" calcext:value-type="string">
            <text:p>lo stor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Historikerin</text:p>
          </table:table-cell>
          <table:table-cell table:style-name="ce1" office:value-type="string" calcext:value-type="string">
            <text:p>lo stor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ilot</text:p>
          </table:table-cell>
          <table:table-cell table:style-name="ce1" office:value-type="string" calcext:value-type="string">
            <text:p>il pilo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ilotin</text:p>
          </table:table-cell>
          <table:table-cell table:style-name="ce1" office:value-type="string" calcext:value-type="string">
            <text:p>il pilo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Verkäufer</text:p>
          </table:table-cell>
          <table:table-cell table:style-name="ce1" office:value-type="string" calcext:value-type="string">
            <text:p>il vendito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Verkäuferin</text:p>
          </table:table-cell>
          <table:table-cell table:style-name="ce1" office:value-type="string" calcext:value-type="string">
            <text:p>la commes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tudent</text:p>
          </table:table-cell>
          <table:table-cell table:style-name="ce1" office:value-type="string" calcext:value-type="string">
            <text:p>lo studen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tudentin</text:p>
          </table:table-cell>
          <table:table-cell table:style-name="ce1" office:value-type="string" calcext:value-type="string">
            <text:p>lo stu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Fahrer</text:p>
          </table:table-cell>
          <table:table-cell table:style-name="ce1" office:value-type="string" calcext:value-type="string">
            <text:p>l'autis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Fahrerin</text:p>
          </table:table-cell>
          <table:table-cell table:style-name="ce1" office:value-type="string" calcext:value-type="string">
            <text:p>l'autis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string" calcext:value-type="string">
            <text:p>l'informatic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Informatikerin</text:p>
          </table:table-cell>
          <table:table-cell table:style-name="ce1" office:value-type="string" calcext:value-type="string">
            <text:p>l'informatic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oldat</text:p>
          </table:table-cell>
          <table:table-cell table:style-name="ce1" office:value-type="string" calcext:value-type="string">
            <text:p>Il solda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oldatin</text:p>
          </table:table-cell>
          <table:table-cell table:style-name="ce1" office:value-type="string" calcext:value-type="string">
            <text:p>Il soldat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Historiker</text:p>
          </table:table-cell>
          <table:table-cell table:style-name="ce1" office:value-type="string" calcext:value-type="string">
            <text:p>histor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histori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Historikerin</text:p>
          </table:table-cell>
          <table:table-cell table:style-name="ce1" office:value-type="string" calcext:value-type="string">
            <text:p>history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Pilot</text:p>
          </table:table-cell>
          <table:table-cell table:style-name="ce1" office:value-type="string" calcext:value-type="string">
            <text:p>pil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Pilotin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Verkäufer</text:p>
          </table:table-cell>
          <table:table-cell table:style-name="ce1" office:value-type="string" calcext:value-type="string">
            <text:p>sprzeda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shop assista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Verkäuferin</text:p>
          </table:table-cell>
          <table:table-cell table:style-name="ce1" office:value-type="string" calcext:value-type="string">
            <text:p>sprzedawczyn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tudent</text:p>
          </table:table-cell>
          <table:table-cell table:style-name="ce1" office:value-type="string" calcext:value-type="string">
            <text:p>uczeń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tudentin</text:p>
          </table:table-cell>
          <table:table-cell table:style-name="ce1" office:value-type="string" calcext:value-type="string">
            <text:p>uczeń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Fahrer</text:p>
          </table:table-cell>
          <table:table-cell table:style-name="ce1" office:value-type="string" calcext:value-type="string">
            <text:p>Kiero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Fahrerin</text:p>
          </table:table-cell>
          <table:table-cell table:style-name="ce1" office:value-type="string" calcext:value-type="string">
            <text:p>Kierowc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Informatiker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computer scientis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Informatikerin</text:p>
          </table:table-cell>
          <table:table-cell table:style-name="ce1" office:value-type="string" calcext:value-type="string">
            <text:p>informaty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r Soldat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e Soldatin</text:p>
          </table:table-cell>
          <table:table-cell table:style-name="ce1" office:value-type="string" calcext:value-type="string">
            <text:p>żołnierz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verified" table:style-name="ta2">
        <table:table-column table:style-name="co1" table:number-columns-repeated="1024" table:default-cell-style-name="Default"/>
        <table:table-row table:style-name="ro1">
          <table:table-cell table:style-name="Pivot_20_Table_20_Field" office:value-type="string" calcext:value-type="string">
            <text:p>concept</text:p>
          </table:table-cell>
          <table:table-cell table:style-name="ce9" office:value-type="string" calcext:value-type="string">
            <text:p>- multiple 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0"/>
          <table:table-cell table:style-name="ce16" office:value-type="string" calcext:value-type="string">
            <text:p>Data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" office:value-type="string" calcext:value-type="string">
            <text:p>correct</text:p>
          </table:table-cell>
          <table:table-cell table:style-name="ce11" office:value-type="string" calcext:value-type="string">
            <text:p>source_gender</text:p>
          </table:table-cell>
          <table:table-cell table:style-name="ce17" office:value-type="string" calcext:value-type="string">
            <text:p>Sum - verified</text:p>
          </table:table-cell>
          <table:table-cell table:style-name="ce23" office:value-type="string" calcext:value-type="string">
            <text:p>Count - correct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8" office:value-type="float" office:value="59" calcext:value-type="float">
            <text:p>59</text:p>
          </table:table-cell>
          <table:table-cell table:style-name="ce24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office:value-type="string" calcext:value-type="string">
            <text:p>m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0 Result</text:p>
          </table:table-cell>
          <table:table-cell table:style-name="ce14"/>
          <table:table-cell table:style-name="ce20" office:value-type="float" office:value="68" calcext:value-type="float">
            <text:p>68</text:p>
          </table:table-cell>
          <table:table-cell table:style-name="ce26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 office:value-type="string" calcext:value-type="string">
            <text:p>m</text:p>
          </table:table-cell>
          <table:table-cell table:style-name="ce19" office:value-type="float" office:value="117" calcext:value-type="float">
            <text:p>117</text:p>
          </table:table-cell>
          <table:table-cell table:style-name="ce25" office:value-type="float" office:value="193" calcext:value-type="float">
            <text:p>19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1 Result</text:p>
          </table:table-cell>
          <table:table-cell table:style-name="ce14"/>
          <table:table-cell table:style-name="ce20" office:value-type="float" office:value="143" calcext:value-type="float">
            <text:p>143</text:p>
          </table:table-cell>
          <table:table-cell table:style-name="ce26"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5"/>
          <table:table-cell table:style-name="ce21" office:value-type="float" office:value="211" calcext:value-type="float">
            <text:p>211</text:p>
          </table:table-cell>
          <table:table-cell table:style-name="ce27" office:value-type="float" office:value="440" calcext:value-type="float">
            <text:p>440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anguage" table:style-name="ta3">
        <table:table-column table:style-name="co1" table:number-columns-repeated="1024" table:default-cell-style-name="Default"/>
        <table:table-row table:style-name="ro1">
          <table:table-cell table:style-name="Pivot_20_Table_20_Field" office:value-type="string" calcext:value-type="string">
            <text:p>concept</text:p>
          </table:table-cell>
          <table:table-cell table:style-name="ce9" office:value-type="string" calcext:value-type="string">
            <text:p>- multiple -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3" table:formula="of:=[.B2]/[.C2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8"/>
          <table:table-cell table:style-name="ce16" office:value-type="string" calcext:value-type="string">
            <text:p>Data</text:p>
          </table:table-cell>
          <table:table-cell table:style-name="ce22"/>
          <table:table-cell table:style-name="ce33" table:formula="of:=[.B3]/[.C3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urce_lang</text:p>
          </table:table-cell>
          <table:table-cell table:style-name="ce17" office:value-type="string" calcext:value-type="string">
            <text:p>Sum - correct</text:p>
          </table:table-cell>
          <table:table-cell table:style-name="ce23" office:value-type="string" calcext:value-type="string">
            <text:p>Count - correct</text:p>
          </table:table-cell>
          <table:table-cell table:style-name="ce33" table:formula="of:=[.B4]/[.C4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</text:p>
          </table:table-cell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88" calcext:value-type="float">
            <text:p>88</text:p>
          </table:table-cell>
          <table:table-cell table:style-name="ce33" table:formula="of:=[.B5]/[.C5]" office:value-type="percentage" office:value="0.590909090909091" calcext:value-type="percentage">
            <text:p>59.09%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s</text:p>
          </table:table-cell>
          <table:table-cell table:style-name="ce31" office:value-type="float" office:value="51" calcext:value-type="float">
            <text:p>51</text:p>
          </table:table-cell>
          <table:table-cell table:style-name="ce32" office:value-type="float" office:value="88" calcext:value-type="float">
            <text:p>88</text:p>
          </table:table-cell>
          <table:table-cell table:style-name="ce33" table:formula="of:=[.B6]/[.C6]" office:value-type="percentage" office:value="0.579545454545455" calcext:value-type="percentage">
            <text:p>57.95%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r</text:p>
          </table:table-cell>
          <table:table-cell table:style-name="ce31" office:value-type="float" office:value="49" calcext:value-type="float">
            <text:p>49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it</text:p>
          </table:table-cell>
          <table:table-cell table:style-name="ce31" office:value-type="float" office:value="49" calcext:value-type="float">
            <text:p>49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pl</text:p>
          </table:table-cell>
          <table:table-cell table:style-name="ce19" office:value-type="float" office:value="57" calcext:value-type="float">
            <text:p>57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Total Result</text:p>
          </table:table-cell>
          <table:table-cell table:style-name="ce21" office:value-type="float" office:value="258" calcext:value-type="float">
            <text:p>258</text:p>
          </table:table-cell>
          <table:table-cell table:style-name="ce27" office:value-type="float" office:value="440" calcext:value-type="float">
            <text:p>440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concept" table:style-name="ta4">
        <table:table-column table:style-name="co1" table:number-columns-repeated="1024" table:default-cell-style-name="Default"/>
        <table:table-row table:style-name="ro1">
          <table:table-cell table:style-name="ce3"/>
          <table:table-cell table:style-name="ce10"/>
          <table:table-cell table:style-name="ce16" office:value-type="string" calcext:value-type="string">
            <text:p>Data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" office:value-type="string" calcext:value-type="string">
            <text:p>source_gender</text:p>
          </table:table-cell>
          <table:table-cell table:style-name="ce11" office:value-type="string" calcext:value-type="string">
            <text:p>concept</text:p>
          </table:table-cell>
          <table:table-cell table:style-name="ce17" office:value-type="string" calcext:value-type="string">
            <text:p>Sum - correct</text:p>
          </table:table-cell>
          <table:table-cell table:style-name="ce23" office:value-type="string" calcext:value-type="string">
            <text:p>Count - correct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2" office:value-type="string" calcext:value-type="string">
            <text:p>boss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doctor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driver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historian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nurse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pilot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president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shop assistant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soldier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student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6"/>
          <table:table-cell table:style-name="ce13" office:value-type="string" calcext:value-type="string">
            <text:p>teacher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12" office:value-type="string" calcext:value-type="string">
            <text:p>boss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doctor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driver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historian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nurse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pilot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president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shop assistant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soldier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9"/>
          <table:table-cell table:style-name="ce35" office:value-type="string" calcext:value-type="string">
            <text:p>student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34"/>
          <table:table-cell table:style-name="ce36" office:value-type="string" calcext:value-type="string">
            <text:p>teacher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20" calcext:value-type="float">
            <text:p>20</text:p>
          </table:table-cell>
          <table:table-cell table:style-name="ce39"/>
          <table:table-cell table:number-columns-repeated="1019"/>
        </table:table-row>
        <table:table-row table:style-name="ro1">
          <table:table-cell table:number-columns-repeated="4"/>
          <table:table-cell table:style-name="ce39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By verified" table:application-data="" table:target-range-address="'By verified'.A1:'By verified'.D11" table:buttons="'By verified'.A1 'By verified'.A4 'By verified'.B4 'By verified'.C3" table:show-filter-button="false">
          <table:source-cell-range table:cell-range-address="translation.A1:translation.I481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r" table:display="true" table:show-details="true"/>
                <table:data-pilot-member table:name="de" table:display="true" table:show-details="true"/>
                <table:data-pilot-member table:name="es" table:display="true" table:show-details="true"/>
                <table:data-pilot-member table:name="it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rget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t" table:display="true" table:show-details="true"/>
                <table:data-pilot-member table:name="de" table:display="true" table:show-details="true"/>
                <table:data-pilot-member table:name="fr" table:display="true" table:show-details="true"/>
                <table:data-pilot-member table:name="es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irmier" table:display="true" table:show-details="true"/>
                <table:data-pilot-member table:name="l'infirmière" table:display="true" table:show-details="true"/>
                <table:data-pilot-member table:name="der Krankenpfleger" table:display="true" table:show-details="true"/>
                <table:data-pilot-member table:name="die Krankenschwester" table:display="true" table:show-details="true"/>
                <table:data-pilot-member table:name="el enfermero" table:display="true" table:show-details="true"/>
                <table:data-pilot-member table:name="la enfermera" table:display="true" table:show-details="true"/>
                <table:data-pilot-member table:name="l'infermiere" table:display="true" table:show-details="true"/>
                <table:data-pilot-member table:name="l'infermiera" table:display="true" table:show-details="true"/>
                <table:data-pilot-member table:name="pielęgniarz" table:display="true" table:show-details="true"/>
                <table:data-pilot-member table:name="pielęgniarka" table:display="true" table:show-details="true"/>
                <table:data-pilot-member table:name="le docteur" table:display="true" table:show-details="true"/>
                <table:data-pilot-member table:name="la docteure" table:display="true" table:show-details="true"/>
                <table:data-pilot-member table:name="l'enseignant" table:display="true" table:show-details="true"/>
                <table:data-pilot-member table:name="l'enseignante" table:display="true" table:show-details="true"/>
                <table:data-pilot-member table:name="le président" table:display="true" table:show-details="true"/>
                <table:data-pilot-member table:name="la présidente" table:display="true" table:show-details="true"/>
                <table:data-pilot-member table:name="le chef" table:display="true" table:show-details="true"/>
                <table:data-pilot-member table:name="la cheffe" table:display="true" table:show-details="true"/>
                <table:data-pilot-member table:name="el doctor" table:display="true" table:show-details="true"/>
                <table:data-pilot-member table:name="la doctora" table:display="true" table:show-details="true"/>
                <table:data-pilot-member table:name="el maestro" table:display="true" table:show-details="true"/>
                <table:data-pilot-member table:name="la maestra" table:display="true" table:show-details="true"/>
                <table:data-pilot-member table:name="el presidente" table:display="true" table:show-details="true"/>
                <table:data-pilot-member table:name="la presidenta" table:display="true" table:show-details="true"/>
                <table:data-pilot-member table:name="el jefe" table:display="true" table:show-details="true"/>
                <table:data-pilot-member table:name="la jefa" table:display="true" table:show-details="true"/>
                <table:data-pilot-member table:name="il dottore" table:display="true" table:show-details="true"/>
                <table:data-pilot-member table:name="la dottoressa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la presidente" table:display="true" table:show-details="true"/>
                <table:data-pilot-member table:name="il capo" table:display="true" table:show-details="true"/>
                <table:data-pilot-member table:name="la capa" table:display="true" table:show-details="true"/>
                <table:data-pilot-member table:name="doktor" table:display="true" table:show-details="true"/>
                <table:data-pilot-member table:name="doktora" table:display="true" table:show-details="true"/>
                <table:data-pilot-member table:name="nauczyciel" table:display="true" table:show-details="true"/>
                <table:data-pilot-member table:name="nauczycielka" table:display="true" table:show-details="true"/>
                <table:data-pilot-member table:name="prezydent" table:display="true" table:show-details="true"/>
                <table:data-pilot-member table:name="prezydentka" table:display="true" table:show-details="true"/>
                <table:data-pilot-member table:name="kierownik" table:display="true" table:show-details="true"/>
                <table:data-pilot-member table:name="kierowniczka" table:display="true" table:show-details="true"/>
                <table:data-pilot-member table:name="der Doktor" table:display="true" table:show-details="true"/>
                <table:data-pilot-member table:name="die Doktorin" table:display="true" table:show-details="true"/>
                <table:data-pilot-member table:name="der Lehrer" table:display="true" table:show-details="true"/>
                <table:data-pilot-member table:name="die Lehrerin" table:display="true" table:show-details="true"/>
                <table:data-pilot-member table:name="der Präsident" table:display="true" table:show-details="true"/>
                <table:data-pilot-member table:name="die Präsidentin" table:display="true" table:show-details="true"/>
                <table:data-pilot-member table:name="der Chef" table:display="true" table:show-details="true"/>
                <table:data-pilot-member table:name="die Chefin" table:display="true" table:show-details="true"/>
                <table:data-pilot-member table:name="l'historien" table:display="true" table:show-details="true"/>
                <table:data-pilot-member table:name="l'historienne" table:display="true" table:show-details="true"/>
                <table:data-pilot-member table:name="le pilote" table:display="true" table:show-details="true"/>
                <table:data-pilot-member table:name="la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a conductrice" table:display="true" table:show-details="true"/>
                <table:data-pilot-member table:name="l'informaticien" table:display="true" table:show-details="true"/>
                <table:data-pilot-member table:name="l'informaticienne" table:display="true" table:show-details="true"/>
                <table:data-pilot-member table:name="le soldat" table:display="true" table:show-details="true"/>
                <table:data-pilot-member table:name="la soldate" table:display="true" table:show-details="true"/>
                <table:data-pilot-member table:name="el historiador" table:display="true" table:show-details="true"/>
                <table:data-pilot-member table:name="la historiadora" table:display="true" table:show-details="true"/>
                <table:data-pilot-member table:name="el piloto" table:display="true" table:show-details="true"/>
                <table:data-pilot-member table:name="la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la estudiante" table:display="true" table:show-details="true"/>
                <table:data-pilot-member table:name="el conductor" table:display="true" table:show-details="true"/>
                <table:data-pilot-member table:name="la conductora" table:display="true" table:show-details="true"/>
                <table:data-pilot-member table:name="el informático" table:display="true" table:show-details="true"/>
                <table:data-pilot-member table:name="la informática" table:display="true" table:show-details="true"/>
                <table:data-pilot-member table:name="el soldado" table:display="true" table:show-details="true"/>
                <table:data-pilot-member table:name="la soldado" table:display="true" table:show-details="true"/>
                <table:data-pilot-member table:name="lo storico" table:display="true" table:show-details="true"/>
                <table:data-pilot-member table:name="la storica" table:display="true" table:show-details="true"/>
                <table:data-pilot-member table:name="il pilota" table:display="true" table:show-details="true"/>
                <table:data-pilot-member table:name="la pilota" table:display="true" table:show-details="true"/>
                <table:data-pilot-member table:name="il venditore" table:display="true" table:show-details="true"/>
                <table:data-pilot-member table:name="la venditrice" table:display="true" table:show-details="true"/>
                <table:data-pilot-member table:name="lo studente" table:display="true" table:show-details="true"/>
                <table:data-pilot-member table:name="la studentessa" table:display="true" table:show-details="true"/>
                <table:data-pilot-member table:name="il conducente" table:display="true" table:show-details="true"/>
                <table:data-pilot-member table:name="la conducente" table:display="true" table:show-details="true"/>
                <table:data-pilot-member table:name="l'informatico" table:display="true" table:show-details="true"/>
                <table:data-pilot-member table:name="l'informatica" table:display="true" table:show-details="true"/>
                <table:data-pilot-member table:name="il soldato" table:display="true" table:show-details="true"/>
                <table:data-pilot-member table:name="la soldatessa" table:display="true" table:show-details="true"/>
                <table:data-pilot-member table:name="historyk" table:display="true" table:show-details="true"/>
                <table:data-pilot-member table:name="historyczka" table:display="true" table:show-details="true"/>
                <table:data-pilot-member table:name="pilot" table:display="true" table:show-details="true"/>
                <table:data-pilot-member table:name="pilotka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student" table:display="true" table:show-details="true"/>
                <table:data-pilot-member table:name="studentka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żołnierka" table:display="true" table:show-details="true"/>
                <table:data-pilot-member table:name="der Historiker" table:display="true" table:show-details="true"/>
                <table:data-pilot-member table:name="die Historikerin" table:display="true" table:show-details="true"/>
                <table:data-pilot-member table:name="der Pilot" table:display="true" table:show-details="true"/>
                <table:data-pilot-member table:name="die Pilotin" table:display="true" table:show-details="true"/>
                <table:data-pilot-member table:name="der 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ie Studentin" table:display="true" table:show-details="true"/>
                <table:data-pilot-member table:name="der Fahrer" table:display="true" table:show-details="true"/>
                <table:data-pilot-member table:name="die Fahrerin" table:display="true" table:show-details="true"/>
                <table:data-pilot-member table:name="der Informatiker" table:display="true" table:show-details="true"/>
                <table:data-pilot-member table:name="die Informatikerin" table:display="true" table:show-details="true"/>
                <table:data-pilot-member table:name="der Soldat" table:display="true" table:show-details="true"/>
                <table:data-pilot-member table:name="die Soldati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ransl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ermiera" table:display="true" table:show-details="true"/>
                <table:data-pilot-member table:name="die Krankenschwester" table:display="true" table:show-details="true"/>
                <table:data-pilot-member table:name="l'infirmière" table:display="true" table:show-details="true"/>
                <table:data-pilot-member table:name="la enfermera" table:display="true" table:show-details="true"/>
                <table:data-pilot-member table:name="l'infirmier" table:display="true" table:show-details="true"/>
                <table:data-pilot-member table:name="el enfermero" table:display="true" table:show-details="true"/>
                <table:data-pilot-member table:name="infirmier" table:display="true" table:show-details="true"/>
                <table:data-pilot-member table:name="infirmière" table:display="true" table:show-details="true"/>
                <table:data-pilot-member table:name="enfermero" table:display="true" table:show-details="true"/>
                <table:data-pilot-member table:name="enfermera" table:display="true" table:show-details="true"/>
                <table:data-pilot-member table:name="infermiere" table:display="true" table:show-details="true"/>
                <table:data-pilot-member table:name="infermiera" table:display="true" table:show-details="true"/>
                <table:data-pilot-member table:name="männliche Krankenschwester" table:display="true" table:show-details="true"/>
                <table:data-pilot-member table:name="Krankenschwester" table:display="true" table:show-details="true"/>
                <table:data-pilot-member table:name="l'infermiera maschio" table:display="true" table:show-details="true"/>
                <table:data-pilot-member table:name="el doctor" table:display="true" table:show-details="true"/>
                <table:data-pilot-member table:name="el maestro" table:display="true" table:show-details="true"/>
                <table:data-pilot-member table:name="el presidente" table:display="true" table:show-details="true"/>
                <table:data-pilot-member table:name="jefe" table:display="true" table:show-details="true"/>
                <table:data-pilot-member table:name="el jefe" table:display="true" table:show-details="true"/>
                <table:data-pilot-member table:name="il dottore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capo" table:display="true" table:show-details="true"/>
                <table:data-pilot-member table:name="il capo" table:display="true" table:show-details="true"/>
                <table:data-pilot-member table:name="doktor" table:display="true" table:show-details="true"/>
                <table:data-pilot-member table:name="nauczyciel" table:display="true" table:show-details="true"/>
                <table:data-pilot-member table:name="lider" table:display="true" table:show-details="true"/>
                <table:data-pilot-member table:name="szef" table:display="true" table:show-details="true"/>
                <table:data-pilot-member table:name="Der Doktor" table:display="true" table:show-details="true"/>
                <table:data-pilot-member table:name="der Lehrer" table:display="true" table:show-details="true"/>
                <table:data-pilot-member table:name="Präsident" table:display="true" table:show-details="true"/>
                <table:data-pilot-member table:name="der Präsident" table:display="true" table:show-details="true"/>
                <table:data-pilot-member table:name="Führer" table:display="true" table:show-details="true"/>
                <table:data-pilot-member table:name="der Chef" table:display="true" table:show-details="true"/>
                <table:data-pilot-member table:name="le docteur" table:display="true" table:show-details="true"/>
                <table:data-pilot-member table:name="le maître" table:display="true" table:show-details="true"/>
                <table:data-pilot-member table:name="la maîtresse" table:display="true" table:show-details="true"/>
                <table:data-pilot-member table:name="Le président" table:display="true" table:show-details="true"/>
                <table:data-pilot-member table:name="le patron" table:display="true" table:show-details="true"/>
                <table:data-pilot-member table:name="la cheffe" table:display="true" table:show-details="true"/>
                <table:data-pilot-member table:name="insegnante" table:display="true" table:show-details="true"/>
                <table:data-pilot-member table:name="Lehrer" table:display="true" table:show-details="true"/>
                <table:data-pilot-member table:name="l'enseignant" table:display="true" table:show-details="true"/>
                <table:data-pilot-member table:name="La tête" table:display="true" table:show-details="true"/>
                <table:data-pilot-member table:name="docteur" table:display="true" table:show-details="true"/>
                <table:data-pilot-member table:name="prof" table:display="true" table:show-details="true"/>
                <table:data-pilot-member table:name="directeur" table:display="true" table:show-details="true"/>
                <table:data-pilot-member table:name="directrice" table:display="true" table:show-details="true"/>
                <table:data-pilot-member table:name="médico" table:display="true" table:show-details="true"/>
                <table:data-pilot-member table:name="profesor" table:display="true" table:show-details="true"/>
                <table:data-pilot-member table:name="gerente" table:display="true" table:show-details="true"/>
                <table:data-pilot-member table:name="directora" table:display="true" table:show-details="true"/>
                <table:data-pilot-member table:name="medico" table:display="true" table:show-details="true"/>
                <table:data-pilot-member table:name="manager" table:display="true" table:show-details="true"/>
                <table:data-pilot-member table:name="direttrice" table:display="true" table:show-details="true"/>
                <table:data-pilot-member table:name="Arzt" table:display="true" table:show-details="true"/>
                <table:data-pilot-member table:name="Geschäftsführerin" table:display="true" table:show-details="true"/>
                <table:data-pilot-member table:name="el historiador" table:display="true" table:show-details="true"/>
                <table:data-pilot-member table:name="El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el conductor" table:display="true" table:show-details="true"/>
                <table:data-pilot-member table:name="el informático" table:display="true" table:show-details="true"/>
                <table:data-pilot-member table:name="el soldado" table:display="true" table:show-details="true"/>
                <table:data-pilot-member table:name="lo storico" table:display="true" table:show-details="true"/>
                <table:data-pilot-member table:name="il pilota" table:display="true" table:show-details="true"/>
                <table:data-pilot-member table:name="venditore" table:display="true" table:show-details="true"/>
                <table:data-pilot-member table:name="la commessa" table:display="true" table:show-details="true"/>
                <table:data-pilot-member table:name="lo studente" table:display="true" table:show-details="true"/>
                <table:data-pilot-member table:name="l'autista" table:display="true" table:show-details="true"/>
                <table:data-pilot-member table:name="l'informatico" table:display="true" table:show-details="true"/>
                <table:data-pilot-member table:name="Il soldato" table:display="true" table:show-details="true"/>
                <table:data-pilot-member table:name="historyk" table:display="true" table:show-details="true"/>
                <table:data-pilot-member table:name="pilot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uczeń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der Historiker" table:display="true" table:show-details="true"/>
                <table:data-pilot-member table:name="der Pilot" table:display="true" table:show-details="true"/>
                <table:data-pilot-member table:name="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er Fahrer" table:display="true" table:show-details="true"/>
                <table:data-pilot-member table:name="der Informatiker" table:display="true" table:show-details="true"/>
                <table:data-pilot-member table:name="der Soldat" table:display="true" table:show-details="true"/>
                <table:data-pilot-member table:name="l'historien" table:display="true" table:show-details="true"/>
                <table:data-pilot-member table:name="pilote" table:display="true" table:show-details="true"/>
                <table:data-pilot-member table:name="le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'informaticien" table:display="true" table:show-details="true"/>
                <table:data-pilot-member table:name="l'informatique" table:display="true" table:show-details="true"/>
                <table:data-pilot-member table:name="le soldat" table:display="true" table:show-details="true"/>
                <table:data-pilot-member table:name="il venditore" table:display="true" table:show-details="true"/>
                <table:data-pilot-member table:name="alunno" table:display="true" table:show-details="true"/>
                <table:data-pilot-member table:name="conducente" table:display="true" table:show-details="true"/>
                <table:data-pilot-member table:name="informatica" table:display="true" table:show-details="true"/>
                <table:data-pilot-member table:name="student" table:display="true" table:show-details="true"/>
                <table:data-pilot-member table:name="przetwarzanie danych" table:display="true" table:show-details="true"/>
                <table:data-pilot-member table:name="der Verkäufer" table:display="true" table:show-details="true"/>
                <table:data-pilot-member table:name="Treiber" table:display="true" table:show-details="true"/>
                <table:data-pilot-member table:name="Computing" table:display="true" table:show-details="true"/>
                <table:data-pilot-member table:name="étudiant" table:display="true" table:show-details="true"/>
                <table:data-pilot-member table:name="estudiante" table:display="true" table:show-details="true"/>
                <table:data-pilot-member table:name="Ciencias de la Computación" table:display="true" table:show-details="true"/>
                <table:data-pilot-member table:name="Informatyka" table:display="true" table:show-details="true"/>
                <table:data-pilot-member table:name="Computerwissenschaften" table:display="true" table:show-details="true"/>
                <table:data-pilot-member table:name="historien" table:display="true" table:show-details="true"/>
                <table:data-pilot-member table:name="éloigné" table:display="true" table:show-details="true"/>
                <table:data-pilot-member table:name="Marchand" table:display="true" table:show-details="true"/>
                <table:data-pilot-member table:name="vendeuse" table:display="true" table:show-details="true"/>
                <table:data-pilot-member table:name="chauffeur" table:display="true" table:show-details="true"/>
                <table:data-pilot-member table:name="spécialiste en informatique" table:display="true" table:show-details="true"/>
                <table:data-pilot-member table:name="soldat" table:display="true" table:show-details="true"/>
                <table:data-pilot-member table:name="historiador" table:display="true" table:show-details="true"/>
                <table:data-pilot-member table:name="remoto" table:display="true" table:show-details="true"/>
                <table:data-pilot-member table:name="piloto" table:display="true" table:show-details="true"/>
                <table:data-pilot-member table:name="comerciante" table:display="true" table:show-details="true"/>
                <table:data-pilot-member table:name="vendedora" table:display="true" table:show-details="true"/>
                <table:data-pilot-member table:name="conductor" table:display="true" table:show-details="true"/>
                <table:data-pilot-member table:name="Especialista en TI" table:display="true" table:show-details="true"/>
                <table:data-pilot-member table:name="soldado" table:display="true" table:show-details="true"/>
                <table:data-pilot-member table:name="storico" table:display="true" table:show-details="true"/>
                <table:data-pilot-member table:name="a distanza" table:display="true" table:show-details="true"/>
                <table:data-pilot-member table:name="pilota" table:display="true" table:show-details="true"/>
                <table:data-pilot-member table:name="rivenditore" table:display="true" table:show-details="true"/>
                <table:data-pilot-member table:name="commessa" table:display="true" table:show-details="true"/>
                <table:data-pilot-member table:name="esperto di tecnologia informatica" table:display="true" table:show-details="true"/>
                <table:data-pilot-member table:name="soldato" table:display="true" table:show-details="true"/>
                <table:data-pilot-member table:name="Historiker" table:display="true" table:show-details="true"/>
                <table:data-pilot-member table:name="Fernbedienung" table:display="true" table:show-details="true"/>
                <table:data-pilot-member table:name="Händler" table:display="true" table:show-details="true"/>
                <table:data-pilot-member table:name="Verkäuferin" table:display="true" table:show-details="true"/>
                <table:data-pilot-member table:name="IT-Speziali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_gender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ncept" table:orientation="page" table:used-hierarchy="-1" table:function="auto" loext:ignore-selected-page="true" table:selected-page="nurs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urse" table:display="true" table:show-details="true"/>
                <table:data-pilot-member table:name="doctor" table:display="true" table:show-details="true"/>
                <table:data-pilot-member table:name="teacher" table:display="true" table:show-details="true"/>
                <table:data-pilot-member table:name="president" table:display="true" table:show-details="true"/>
                <table:data-pilot-member table:name="boss" table:display="true" table:show-details="true"/>
                <table:data-pilot-member table:name="historian" table:display="true" table:show-details="true"/>
                <table:data-pilot-member table:name="pilot" table:display="true" table:show-details="true"/>
                <table:data-pilot-member table:name="shop assistant" table:display="true" table:show-details="true"/>
                <table:data-pilot-member table:name="student" table:display="true" table:show-details="true"/>
                <table:data-pilot-member table:name="driver" table:display="true" table:show-details="true"/>
                <table:data-pilot-member table:name="computer scientist" table:display="false" table:show-details="true"/>
                <table:data-pilot-member table:name="soldie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erified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By language" table:application-data="" table:target-range-address="'By language'.A1:'By language'.C10" table:buttons="'By language'.A1 'By language'.A4 'By language'.B3" table:show-filter-button="false">
          <table:source-cell-range table:cell-range-address="translation.A1:translation.I481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rget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t" table:display="true" table:show-details="true"/>
                <table:data-pilot-member table:name="de" table:display="true" table:show-details="true"/>
                <table:data-pilot-member table:name="fr" table:display="true" table:show-details="true"/>
                <table:data-pilot-member table:name="es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" table:display="true" table:show-details="true"/>
                <table:data-pilot-member table:name="f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irmier" table:display="true" table:show-details="true"/>
                <table:data-pilot-member table:name="l'infirmière" table:display="true" table:show-details="true"/>
                <table:data-pilot-member table:name="der Krankenpfleger" table:display="true" table:show-details="true"/>
                <table:data-pilot-member table:name="die Krankenschwester" table:display="true" table:show-details="true"/>
                <table:data-pilot-member table:name="el enfermero" table:display="true" table:show-details="true"/>
                <table:data-pilot-member table:name="la enfermera" table:display="true" table:show-details="true"/>
                <table:data-pilot-member table:name="l'infermiere" table:display="true" table:show-details="true"/>
                <table:data-pilot-member table:name="l'infermiera" table:display="true" table:show-details="true"/>
                <table:data-pilot-member table:name="pielęgniarz" table:display="true" table:show-details="true"/>
                <table:data-pilot-member table:name="pielęgniarka" table:display="true" table:show-details="true"/>
                <table:data-pilot-member table:name="le docteur" table:display="true" table:show-details="true"/>
                <table:data-pilot-member table:name="la docteure" table:display="true" table:show-details="true"/>
                <table:data-pilot-member table:name="l'enseignant" table:display="true" table:show-details="true"/>
                <table:data-pilot-member table:name="l'enseignante" table:display="true" table:show-details="true"/>
                <table:data-pilot-member table:name="le président" table:display="true" table:show-details="true"/>
                <table:data-pilot-member table:name="la présidente" table:display="true" table:show-details="true"/>
                <table:data-pilot-member table:name="le chef" table:display="true" table:show-details="true"/>
                <table:data-pilot-member table:name="la cheffe" table:display="true" table:show-details="true"/>
                <table:data-pilot-member table:name="el doctor" table:display="true" table:show-details="true"/>
                <table:data-pilot-member table:name="la doctora" table:display="true" table:show-details="true"/>
                <table:data-pilot-member table:name="el maestro" table:display="true" table:show-details="true"/>
                <table:data-pilot-member table:name="la maestra" table:display="true" table:show-details="true"/>
                <table:data-pilot-member table:name="el presidente" table:display="true" table:show-details="true"/>
                <table:data-pilot-member table:name="la presidenta" table:display="true" table:show-details="true"/>
                <table:data-pilot-member table:name="el jefe" table:display="true" table:show-details="true"/>
                <table:data-pilot-member table:name="la jefa" table:display="true" table:show-details="true"/>
                <table:data-pilot-member table:name="il dottore" table:display="true" table:show-details="true"/>
                <table:data-pilot-member table:name="la dottoressa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la presidente" table:display="true" table:show-details="true"/>
                <table:data-pilot-member table:name="il capo" table:display="true" table:show-details="true"/>
                <table:data-pilot-member table:name="la capa" table:display="true" table:show-details="true"/>
                <table:data-pilot-member table:name="doktor" table:display="true" table:show-details="true"/>
                <table:data-pilot-member table:name="doktora" table:display="true" table:show-details="true"/>
                <table:data-pilot-member table:name="nauczyciel" table:display="true" table:show-details="true"/>
                <table:data-pilot-member table:name="nauczycielka" table:display="true" table:show-details="true"/>
                <table:data-pilot-member table:name="prezydent" table:display="true" table:show-details="true"/>
                <table:data-pilot-member table:name="prezydentka" table:display="true" table:show-details="true"/>
                <table:data-pilot-member table:name="kierownik" table:display="true" table:show-details="true"/>
                <table:data-pilot-member table:name="kierowniczka" table:display="true" table:show-details="true"/>
                <table:data-pilot-member table:name="der Doktor" table:display="true" table:show-details="true"/>
                <table:data-pilot-member table:name="die Doktorin" table:display="true" table:show-details="true"/>
                <table:data-pilot-member table:name="der Lehrer" table:display="true" table:show-details="true"/>
                <table:data-pilot-member table:name="die Lehrerin" table:display="true" table:show-details="true"/>
                <table:data-pilot-member table:name="der Präsident" table:display="true" table:show-details="true"/>
                <table:data-pilot-member table:name="die Präsidentin" table:display="true" table:show-details="true"/>
                <table:data-pilot-member table:name="der Chef" table:display="true" table:show-details="true"/>
                <table:data-pilot-member table:name="die Chefin" table:display="true" table:show-details="true"/>
                <table:data-pilot-member table:name="l'historien" table:display="true" table:show-details="true"/>
                <table:data-pilot-member table:name="l'historienne" table:display="true" table:show-details="true"/>
                <table:data-pilot-member table:name="le pilote" table:display="true" table:show-details="true"/>
                <table:data-pilot-member table:name="la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a conductrice" table:display="true" table:show-details="true"/>
                <table:data-pilot-member table:name="l'informaticien" table:display="true" table:show-details="true"/>
                <table:data-pilot-member table:name="l'informaticienne" table:display="true" table:show-details="true"/>
                <table:data-pilot-member table:name="le soldat" table:display="true" table:show-details="true"/>
                <table:data-pilot-member table:name="la soldate" table:display="true" table:show-details="true"/>
                <table:data-pilot-member table:name="el historiador" table:display="true" table:show-details="true"/>
                <table:data-pilot-member table:name="la historiadora" table:display="true" table:show-details="true"/>
                <table:data-pilot-member table:name="el piloto" table:display="true" table:show-details="true"/>
                <table:data-pilot-member table:name="la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la estudiante" table:display="true" table:show-details="true"/>
                <table:data-pilot-member table:name="el conductor" table:display="true" table:show-details="true"/>
                <table:data-pilot-member table:name="la conductora" table:display="true" table:show-details="true"/>
                <table:data-pilot-member table:name="el informático" table:display="true" table:show-details="true"/>
                <table:data-pilot-member table:name="la informática" table:display="true" table:show-details="true"/>
                <table:data-pilot-member table:name="el soldado" table:display="true" table:show-details="true"/>
                <table:data-pilot-member table:name="la soldado" table:display="true" table:show-details="true"/>
                <table:data-pilot-member table:name="lo storico" table:display="true" table:show-details="true"/>
                <table:data-pilot-member table:name="la storica" table:display="true" table:show-details="true"/>
                <table:data-pilot-member table:name="il pilota" table:display="true" table:show-details="true"/>
                <table:data-pilot-member table:name="la pilota" table:display="true" table:show-details="true"/>
                <table:data-pilot-member table:name="il venditore" table:display="true" table:show-details="true"/>
                <table:data-pilot-member table:name="la venditrice" table:display="true" table:show-details="true"/>
                <table:data-pilot-member table:name="lo studente" table:display="true" table:show-details="true"/>
                <table:data-pilot-member table:name="la studentessa" table:display="true" table:show-details="true"/>
                <table:data-pilot-member table:name="il conducente" table:display="true" table:show-details="true"/>
                <table:data-pilot-member table:name="la conducente" table:display="true" table:show-details="true"/>
                <table:data-pilot-member table:name="l'informatico" table:display="true" table:show-details="true"/>
                <table:data-pilot-member table:name="l'informatica" table:display="true" table:show-details="true"/>
                <table:data-pilot-member table:name="il soldato" table:display="true" table:show-details="true"/>
                <table:data-pilot-member table:name="la soldatessa" table:display="true" table:show-details="true"/>
                <table:data-pilot-member table:name="historyk" table:display="true" table:show-details="true"/>
                <table:data-pilot-member table:name="historyczka" table:display="true" table:show-details="true"/>
                <table:data-pilot-member table:name="pilot" table:display="true" table:show-details="true"/>
                <table:data-pilot-member table:name="pilotka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student" table:display="true" table:show-details="true"/>
                <table:data-pilot-member table:name="studentka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żołnierka" table:display="true" table:show-details="true"/>
                <table:data-pilot-member table:name="der Historiker" table:display="true" table:show-details="true"/>
                <table:data-pilot-member table:name="die Historikerin" table:display="true" table:show-details="true"/>
                <table:data-pilot-member table:name="der Pilot" table:display="true" table:show-details="true"/>
                <table:data-pilot-member table:name="die Pilotin" table:display="true" table:show-details="true"/>
                <table:data-pilot-member table:name="der 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ie Studentin" table:display="true" table:show-details="true"/>
                <table:data-pilot-member table:name="der Fahrer" table:display="true" table:show-details="true"/>
                <table:data-pilot-member table:name="die Fahrerin" table:display="true" table:show-details="true"/>
                <table:data-pilot-member table:name="der Informatiker" table:display="true" table:show-details="true"/>
                <table:data-pilot-member table:name="die Informatikerin" table:display="true" table:show-details="true"/>
                <table:data-pilot-member table:name="der Soldat" table:display="true" table:show-details="true"/>
                <table:data-pilot-member table:name="die Soldati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ransl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ermiera" table:display="true" table:show-details="true"/>
                <table:data-pilot-member table:name="die Krankenschwester" table:display="true" table:show-details="true"/>
                <table:data-pilot-member table:name="l'infirmière" table:display="true" table:show-details="true"/>
                <table:data-pilot-member table:name="la enfermera" table:display="true" table:show-details="true"/>
                <table:data-pilot-member table:name="l'infirmier" table:display="true" table:show-details="true"/>
                <table:data-pilot-member table:name="el enfermero" table:display="true" table:show-details="true"/>
                <table:data-pilot-member table:name="infirmier" table:display="true" table:show-details="true"/>
                <table:data-pilot-member table:name="infirmière" table:display="true" table:show-details="true"/>
                <table:data-pilot-member table:name="enfermero" table:display="true" table:show-details="true"/>
                <table:data-pilot-member table:name="enfermera" table:display="true" table:show-details="true"/>
                <table:data-pilot-member table:name="infermiere" table:display="true" table:show-details="true"/>
                <table:data-pilot-member table:name="infermiera" table:display="true" table:show-details="true"/>
                <table:data-pilot-member table:name="männliche Krankenschwester" table:display="true" table:show-details="true"/>
                <table:data-pilot-member table:name="Krankenschwester" table:display="true" table:show-details="true"/>
                <table:data-pilot-member table:name="l'infermiera maschio" table:display="true" table:show-details="true"/>
                <table:data-pilot-member table:name="el doctor" table:display="true" table:show-details="true"/>
                <table:data-pilot-member table:name="el maestro" table:display="true" table:show-details="true"/>
                <table:data-pilot-member table:name="el presidente" table:display="true" table:show-details="true"/>
                <table:data-pilot-member table:name="jefe" table:display="true" table:show-details="true"/>
                <table:data-pilot-member table:name="el jefe" table:display="true" table:show-details="true"/>
                <table:data-pilot-member table:name="il dottore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capo" table:display="true" table:show-details="true"/>
                <table:data-pilot-member table:name="il capo" table:display="true" table:show-details="true"/>
                <table:data-pilot-member table:name="doktor" table:display="true" table:show-details="true"/>
                <table:data-pilot-member table:name="nauczyciel" table:display="true" table:show-details="true"/>
                <table:data-pilot-member table:name="lider" table:display="true" table:show-details="true"/>
                <table:data-pilot-member table:name="szef" table:display="true" table:show-details="true"/>
                <table:data-pilot-member table:name="Der Doktor" table:display="true" table:show-details="true"/>
                <table:data-pilot-member table:name="der Lehrer" table:display="true" table:show-details="true"/>
                <table:data-pilot-member table:name="Präsident" table:display="true" table:show-details="true"/>
                <table:data-pilot-member table:name="der Präsident" table:display="true" table:show-details="true"/>
                <table:data-pilot-member table:name="Führer" table:display="true" table:show-details="true"/>
                <table:data-pilot-member table:name="der Chef" table:display="true" table:show-details="true"/>
                <table:data-pilot-member table:name="le docteur" table:display="true" table:show-details="true"/>
                <table:data-pilot-member table:name="le maître" table:display="true" table:show-details="true"/>
                <table:data-pilot-member table:name="la maîtresse" table:display="true" table:show-details="true"/>
                <table:data-pilot-member table:name="Le président" table:display="true" table:show-details="true"/>
                <table:data-pilot-member table:name="le patron" table:display="true" table:show-details="true"/>
                <table:data-pilot-member table:name="la cheffe" table:display="true" table:show-details="true"/>
                <table:data-pilot-member table:name="insegnante" table:display="true" table:show-details="true"/>
                <table:data-pilot-member table:name="Lehrer" table:display="true" table:show-details="true"/>
                <table:data-pilot-member table:name="l'enseignant" table:display="true" table:show-details="true"/>
                <table:data-pilot-member table:name="La tête" table:display="true" table:show-details="true"/>
                <table:data-pilot-member table:name="docteur" table:display="true" table:show-details="true"/>
                <table:data-pilot-member table:name="prof" table:display="true" table:show-details="true"/>
                <table:data-pilot-member table:name="directeur" table:display="true" table:show-details="true"/>
                <table:data-pilot-member table:name="directrice" table:display="true" table:show-details="true"/>
                <table:data-pilot-member table:name="médico" table:display="true" table:show-details="true"/>
                <table:data-pilot-member table:name="profesor" table:display="true" table:show-details="true"/>
                <table:data-pilot-member table:name="gerente" table:display="true" table:show-details="true"/>
                <table:data-pilot-member table:name="directora" table:display="true" table:show-details="true"/>
                <table:data-pilot-member table:name="medico" table:display="true" table:show-details="true"/>
                <table:data-pilot-member table:name="manager" table:display="true" table:show-details="true"/>
                <table:data-pilot-member table:name="direttrice" table:display="true" table:show-details="true"/>
                <table:data-pilot-member table:name="Arzt" table:display="true" table:show-details="true"/>
                <table:data-pilot-member table:name="Geschäftsführerin" table:display="true" table:show-details="true"/>
                <table:data-pilot-member table:name="el historiador" table:display="true" table:show-details="true"/>
                <table:data-pilot-member table:name="El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el conductor" table:display="true" table:show-details="true"/>
                <table:data-pilot-member table:name="el informático" table:display="true" table:show-details="true"/>
                <table:data-pilot-member table:name="el soldado" table:display="true" table:show-details="true"/>
                <table:data-pilot-member table:name="lo storico" table:display="true" table:show-details="true"/>
                <table:data-pilot-member table:name="il pilota" table:display="true" table:show-details="true"/>
                <table:data-pilot-member table:name="venditore" table:display="true" table:show-details="true"/>
                <table:data-pilot-member table:name="la commessa" table:display="true" table:show-details="true"/>
                <table:data-pilot-member table:name="lo studente" table:display="true" table:show-details="true"/>
                <table:data-pilot-member table:name="l'autista" table:display="true" table:show-details="true"/>
                <table:data-pilot-member table:name="l'informatico" table:display="true" table:show-details="true"/>
                <table:data-pilot-member table:name="Il soldato" table:display="true" table:show-details="true"/>
                <table:data-pilot-member table:name="historyk" table:display="true" table:show-details="true"/>
                <table:data-pilot-member table:name="pilot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uczeń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der Historiker" table:display="true" table:show-details="true"/>
                <table:data-pilot-member table:name="der Pilot" table:display="true" table:show-details="true"/>
                <table:data-pilot-member table:name="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er Fahrer" table:display="true" table:show-details="true"/>
                <table:data-pilot-member table:name="der Informatiker" table:display="true" table:show-details="true"/>
                <table:data-pilot-member table:name="der Soldat" table:display="true" table:show-details="true"/>
                <table:data-pilot-member table:name="l'historien" table:display="true" table:show-details="true"/>
                <table:data-pilot-member table:name="pilote" table:display="true" table:show-details="true"/>
                <table:data-pilot-member table:name="le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'informaticien" table:display="true" table:show-details="true"/>
                <table:data-pilot-member table:name="l'informatique" table:display="true" table:show-details="true"/>
                <table:data-pilot-member table:name="le soldat" table:display="true" table:show-details="true"/>
                <table:data-pilot-member table:name="il venditore" table:display="true" table:show-details="true"/>
                <table:data-pilot-member table:name="alunno" table:display="true" table:show-details="true"/>
                <table:data-pilot-member table:name="conducente" table:display="true" table:show-details="true"/>
                <table:data-pilot-member table:name="informatica" table:display="true" table:show-details="true"/>
                <table:data-pilot-member table:name="student" table:display="true" table:show-details="true"/>
                <table:data-pilot-member table:name="przetwarzanie danych" table:display="true" table:show-details="true"/>
                <table:data-pilot-member table:name="der Verkäufer" table:display="true" table:show-details="true"/>
                <table:data-pilot-member table:name="Treiber" table:display="true" table:show-details="true"/>
                <table:data-pilot-member table:name="Computing" table:display="true" table:show-details="true"/>
                <table:data-pilot-member table:name="étudiant" table:display="true" table:show-details="true"/>
                <table:data-pilot-member table:name="estudiante" table:display="true" table:show-details="true"/>
                <table:data-pilot-member table:name="Ciencias de la Computación" table:display="true" table:show-details="true"/>
                <table:data-pilot-member table:name="Informatyka" table:display="true" table:show-details="true"/>
                <table:data-pilot-member table:name="Computerwissenschaften" table:display="true" table:show-details="true"/>
                <table:data-pilot-member table:name="historien" table:display="true" table:show-details="true"/>
                <table:data-pilot-member table:name="éloigné" table:display="true" table:show-details="true"/>
                <table:data-pilot-member table:name="Marchand" table:display="true" table:show-details="true"/>
                <table:data-pilot-member table:name="vendeuse" table:display="true" table:show-details="true"/>
                <table:data-pilot-member table:name="chauffeur" table:display="true" table:show-details="true"/>
                <table:data-pilot-member table:name="spécialiste en informatique" table:display="true" table:show-details="true"/>
                <table:data-pilot-member table:name="soldat" table:display="true" table:show-details="true"/>
                <table:data-pilot-member table:name="historiador" table:display="true" table:show-details="true"/>
                <table:data-pilot-member table:name="remoto" table:display="true" table:show-details="true"/>
                <table:data-pilot-member table:name="piloto" table:display="true" table:show-details="true"/>
                <table:data-pilot-member table:name="comerciante" table:display="true" table:show-details="true"/>
                <table:data-pilot-member table:name="vendedora" table:display="true" table:show-details="true"/>
                <table:data-pilot-member table:name="conductor" table:display="true" table:show-details="true"/>
                <table:data-pilot-member table:name="Especialista en TI" table:display="true" table:show-details="true"/>
                <table:data-pilot-member table:name="soldado" table:display="true" table:show-details="true"/>
                <table:data-pilot-member table:name="storico" table:display="true" table:show-details="true"/>
                <table:data-pilot-member table:name="a distanza" table:display="true" table:show-details="true"/>
                <table:data-pilot-member table:name="pilota" table:display="true" table:show-details="true"/>
                <table:data-pilot-member table:name="rivenditore" table:display="true" table:show-details="true"/>
                <table:data-pilot-member table:name="commessa" table:display="true" table:show-details="true"/>
                <table:data-pilot-member table:name="esperto di tecnologia informatica" table:display="true" table:show-details="true"/>
                <table:data-pilot-member table:name="soldato" table:display="true" table:show-details="true"/>
                <table:data-pilot-member table:name="Historiker" table:display="true" table:show-details="true"/>
                <table:data-pilot-member table:name="Fernbedienung" table:display="true" table:show-details="true"/>
                <table:data-pilot-member table:name="Händler" table:display="true" table:show-details="true"/>
                <table:data-pilot-member table:name="Verkäuferin" table:display="true" table:show-details="true"/>
                <table:data-pilot-member table:name="IT-Speziali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erifi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lang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" table:display="true" table:show-details="true"/>
                <table:data-pilot-member table:name="es" table:display="true" table:show-details="true"/>
                <table:data-pilot-member table:name="fr" table:display="true" table:show-details="true"/>
                <table:data-pilot-member table:name="it" table:display="true" table:show-details="true"/>
                <table:data-pilot-member table:name="pl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ncept" table:orientation="page" table:used-hierarchy="-1" table:function="auto" loext:ignore-selected-page="true" table:selected-page="nurs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urse" table:display="true" table:show-details="true"/>
                <table:data-pilot-member table:name="doctor" table:display="true" table:show-details="true"/>
                <table:data-pilot-member table:name="teacher" table:display="true" table:show-details="true"/>
                <table:data-pilot-member table:name="president" table:display="true" table:show-details="true"/>
                <table:data-pilot-member table:name="boss" table:display="true" table:show-details="true"/>
                <table:data-pilot-member table:name="historian" table:display="true" table:show-details="true"/>
                <table:data-pilot-member table:name="pilot" table:display="true" table:show-details="true"/>
                <table:data-pilot-member table:name="shop assistant" table:display="true" table:show-details="true"/>
                <table:data-pilot-member table:name="student" table:display="true" table:show-details="true"/>
                <table:data-pilot-member table:name="driver" table:display="true" table:show-details="true"/>
                <table:data-pilot-member table:name="computer scientist" table:display="false" table:show-details="true"/>
                <table:data-pilot-member table:name="soldie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By concept" table:application-data="" table:target-range-address="'By concept'.A1:'By concept'.D24" table:buttons="'By concept'.A2 'By concept'.B2 'By concept'.C1" table:grand-total="column" table:show-filter-button="false">
          <table:source-cell-range table:cell-range-address="translation.A1:translation.I481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r" table:display="true" table:show-details="true"/>
                <table:data-pilot-member table:name="de" table:display="true" table:show-details="true"/>
                <table:data-pilot-member table:name="es" table:display="true" table:show-details="true"/>
                <table:data-pilot-member table:name="it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rget_la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t" table:display="true" table:show-details="true"/>
                <table:data-pilot-member table:name="de" table:display="true" table:show-details="true"/>
                <table:data-pilot-member table:name="fr" table:display="true" table:show-details="true"/>
                <table:data-pilot-member table:name="es" table:display="true" table:show-details="true"/>
                <table:data-pilot-member table:name="p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irmier" table:display="true" table:show-details="true"/>
                <table:data-pilot-member table:name="l'infirmière" table:display="true" table:show-details="true"/>
                <table:data-pilot-member table:name="der Krankenpfleger" table:display="true" table:show-details="true"/>
                <table:data-pilot-member table:name="die Krankenschwester" table:display="true" table:show-details="true"/>
                <table:data-pilot-member table:name="el enfermero" table:display="true" table:show-details="true"/>
                <table:data-pilot-member table:name="la enfermera" table:display="true" table:show-details="true"/>
                <table:data-pilot-member table:name="l'infermiere" table:display="true" table:show-details="true"/>
                <table:data-pilot-member table:name="l'infermiera" table:display="true" table:show-details="true"/>
                <table:data-pilot-member table:name="pielęgniarz" table:display="true" table:show-details="true"/>
                <table:data-pilot-member table:name="pielęgniarka" table:display="true" table:show-details="true"/>
                <table:data-pilot-member table:name="le docteur" table:display="true" table:show-details="true"/>
                <table:data-pilot-member table:name="la docteure" table:display="true" table:show-details="true"/>
                <table:data-pilot-member table:name="l'enseignant" table:display="true" table:show-details="true"/>
                <table:data-pilot-member table:name="l'enseignante" table:display="true" table:show-details="true"/>
                <table:data-pilot-member table:name="le président" table:display="true" table:show-details="true"/>
                <table:data-pilot-member table:name="la présidente" table:display="true" table:show-details="true"/>
                <table:data-pilot-member table:name="le chef" table:display="true" table:show-details="true"/>
                <table:data-pilot-member table:name="la cheffe" table:display="true" table:show-details="true"/>
                <table:data-pilot-member table:name="el doctor" table:display="true" table:show-details="true"/>
                <table:data-pilot-member table:name="la doctora" table:display="true" table:show-details="true"/>
                <table:data-pilot-member table:name="el maestro" table:display="true" table:show-details="true"/>
                <table:data-pilot-member table:name="la maestra" table:display="true" table:show-details="true"/>
                <table:data-pilot-member table:name="el presidente" table:display="true" table:show-details="true"/>
                <table:data-pilot-member table:name="la presidenta" table:display="true" table:show-details="true"/>
                <table:data-pilot-member table:name="el jefe" table:display="true" table:show-details="true"/>
                <table:data-pilot-member table:name="la jefa" table:display="true" table:show-details="true"/>
                <table:data-pilot-member table:name="il dottore" table:display="true" table:show-details="true"/>
                <table:data-pilot-member table:name="la dottoressa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la presidente" table:display="true" table:show-details="true"/>
                <table:data-pilot-member table:name="il capo" table:display="true" table:show-details="true"/>
                <table:data-pilot-member table:name="la capa" table:display="true" table:show-details="true"/>
                <table:data-pilot-member table:name="doktor" table:display="true" table:show-details="true"/>
                <table:data-pilot-member table:name="doktora" table:display="true" table:show-details="true"/>
                <table:data-pilot-member table:name="nauczyciel" table:display="true" table:show-details="true"/>
                <table:data-pilot-member table:name="nauczycielka" table:display="true" table:show-details="true"/>
                <table:data-pilot-member table:name="prezydent" table:display="true" table:show-details="true"/>
                <table:data-pilot-member table:name="prezydentka" table:display="true" table:show-details="true"/>
                <table:data-pilot-member table:name="kierownik" table:display="true" table:show-details="true"/>
                <table:data-pilot-member table:name="kierowniczka" table:display="true" table:show-details="true"/>
                <table:data-pilot-member table:name="der Doktor" table:display="true" table:show-details="true"/>
                <table:data-pilot-member table:name="die Doktorin" table:display="true" table:show-details="true"/>
                <table:data-pilot-member table:name="der Lehrer" table:display="true" table:show-details="true"/>
                <table:data-pilot-member table:name="die Lehrerin" table:display="true" table:show-details="true"/>
                <table:data-pilot-member table:name="der Präsident" table:display="true" table:show-details="true"/>
                <table:data-pilot-member table:name="die Präsidentin" table:display="true" table:show-details="true"/>
                <table:data-pilot-member table:name="der Chef" table:display="true" table:show-details="true"/>
                <table:data-pilot-member table:name="die Chefin" table:display="true" table:show-details="true"/>
                <table:data-pilot-member table:name="l'historien" table:display="true" table:show-details="true"/>
                <table:data-pilot-member table:name="l'historienne" table:display="true" table:show-details="true"/>
                <table:data-pilot-member table:name="le pilote" table:display="true" table:show-details="true"/>
                <table:data-pilot-member table:name="la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a conductrice" table:display="true" table:show-details="true"/>
                <table:data-pilot-member table:name="l'informaticien" table:display="true" table:show-details="true"/>
                <table:data-pilot-member table:name="l'informaticienne" table:display="true" table:show-details="true"/>
                <table:data-pilot-member table:name="le soldat" table:display="true" table:show-details="true"/>
                <table:data-pilot-member table:name="la soldate" table:display="true" table:show-details="true"/>
                <table:data-pilot-member table:name="el historiador" table:display="true" table:show-details="true"/>
                <table:data-pilot-member table:name="la historiadora" table:display="true" table:show-details="true"/>
                <table:data-pilot-member table:name="el piloto" table:display="true" table:show-details="true"/>
                <table:data-pilot-member table:name="la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la estudiante" table:display="true" table:show-details="true"/>
                <table:data-pilot-member table:name="el conductor" table:display="true" table:show-details="true"/>
                <table:data-pilot-member table:name="la conductora" table:display="true" table:show-details="true"/>
                <table:data-pilot-member table:name="el informático" table:display="true" table:show-details="true"/>
                <table:data-pilot-member table:name="la informática" table:display="true" table:show-details="true"/>
                <table:data-pilot-member table:name="el soldado" table:display="true" table:show-details="true"/>
                <table:data-pilot-member table:name="la soldado" table:display="true" table:show-details="true"/>
                <table:data-pilot-member table:name="lo storico" table:display="true" table:show-details="true"/>
                <table:data-pilot-member table:name="la storica" table:display="true" table:show-details="true"/>
                <table:data-pilot-member table:name="il pilota" table:display="true" table:show-details="true"/>
                <table:data-pilot-member table:name="la pilota" table:display="true" table:show-details="true"/>
                <table:data-pilot-member table:name="il venditore" table:display="true" table:show-details="true"/>
                <table:data-pilot-member table:name="la venditrice" table:display="true" table:show-details="true"/>
                <table:data-pilot-member table:name="lo studente" table:display="true" table:show-details="true"/>
                <table:data-pilot-member table:name="la studentessa" table:display="true" table:show-details="true"/>
                <table:data-pilot-member table:name="il conducente" table:display="true" table:show-details="true"/>
                <table:data-pilot-member table:name="la conducente" table:display="true" table:show-details="true"/>
                <table:data-pilot-member table:name="l'informatico" table:display="true" table:show-details="true"/>
                <table:data-pilot-member table:name="l'informatica" table:display="true" table:show-details="true"/>
                <table:data-pilot-member table:name="il soldato" table:display="true" table:show-details="true"/>
                <table:data-pilot-member table:name="la soldatessa" table:display="true" table:show-details="true"/>
                <table:data-pilot-member table:name="historyk" table:display="true" table:show-details="true"/>
                <table:data-pilot-member table:name="historyczka" table:display="true" table:show-details="true"/>
                <table:data-pilot-member table:name="pilot" table:display="true" table:show-details="true"/>
                <table:data-pilot-member table:name="pilotka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student" table:display="true" table:show-details="true"/>
                <table:data-pilot-member table:name="studentka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żołnierka" table:display="true" table:show-details="true"/>
                <table:data-pilot-member table:name="der Historiker" table:display="true" table:show-details="true"/>
                <table:data-pilot-member table:name="die Historikerin" table:display="true" table:show-details="true"/>
                <table:data-pilot-member table:name="der Pilot" table:display="true" table:show-details="true"/>
                <table:data-pilot-member table:name="die Pilotin" table:display="true" table:show-details="true"/>
                <table:data-pilot-member table:name="der 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ie Studentin" table:display="true" table:show-details="true"/>
                <table:data-pilot-member table:name="der Fahrer" table:display="true" table:show-details="true"/>
                <table:data-pilot-member table:name="die Fahrerin" table:display="true" table:show-details="true"/>
                <table:data-pilot-member table:name="der Informatiker" table:display="true" table:show-details="true"/>
                <table:data-pilot-member table:name="die Informatikerin" table:display="true" table:show-details="true"/>
                <table:data-pilot-member table:name="der Soldat" table:display="true" table:show-details="true"/>
                <table:data-pilot-member table:name="die Soldati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ransl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'infermiera" table:display="true" table:show-details="true"/>
                <table:data-pilot-member table:name="die Krankenschwester" table:display="true" table:show-details="true"/>
                <table:data-pilot-member table:name="l'infirmière" table:display="true" table:show-details="true"/>
                <table:data-pilot-member table:name="la enfermera" table:display="true" table:show-details="true"/>
                <table:data-pilot-member table:name="l'infirmier" table:display="true" table:show-details="true"/>
                <table:data-pilot-member table:name="el enfermero" table:display="true" table:show-details="true"/>
                <table:data-pilot-member table:name="infirmier" table:display="true" table:show-details="true"/>
                <table:data-pilot-member table:name="infirmière" table:display="true" table:show-details="true"/>
                <table:data-pilot-member table:name="enfermero" table:display="true" table:show-details="true"/>
                <table:data-pilot-member table:name="enfermera" table:display="true" table:show-details="true"/>
                <table:data-pilot-member table:name="infermiere" table:display="true" table:show-details="true"/>
                <table:data-pilot-member table:name="infermiera" table:display="true" table:show-details="true"/>
                <table:data-pilot-member table:name="männliche Krankenschwester" table:display="true" table:show-details="true"/>
                <table:data-pilot-member table:name="Krankenschwester" table:display="true" table:show-details="true"/>
                <table:data-pilot-member table:name="l'infermiera maschio" table:display="true" table:show-details="true"/>
                <table:data-pilot-member table:name="el doctor" table:display="true" table:show-details="true"/>
                <table:data-pilot-member table:name="el maestro" table:display="true" table:show-details="true"/>
                <table:data-pilot-member table:name="el presidente" table:display="true" table:show-details="true"/>
                <table:data-pilot-member table:name="jefe" table:display="true" table:show-details="true"/>
                <table:data-pilot-member table:name="el jefe" table:display="true" table:show-details="true"/>
                <table:data-pilot-member table:name="il dottore" table:display="true" table:show-details="true"/>
                <table:data-pilot-member table:name="l'insegnante" table:display="true" table:show-details="true"/>
                <table:data-pilot-member table:name="il presidente" table:display="true" table:show-details="true"/>
                <table:data-pilot-member table:name="capo" table:display="true" table:show-details="true"/>
                <table:data-pilot-member table:name="il capo" table:display="true" table:show-details="true"/>
                <table:data-pilot-member table:name="doktor" table:display="true" table:show-details="true"/>
                <table:data-pilot-member table:name="nauczyciel" table:display="true" table:show-details="true"/>
                <table:data-pilot-member table:name="lider" table:display="true" table:show-details="true"/>
                <table:data-pilot-member table:name="szef" table:display="true" table:show-details="true"/>
                <table:data-pilot-member table:name="Der Doktor" table:display="true" table:show-details="true"/>
                <table:data-pilot-member table:name="der Lehrer" table:display="true" table:show-details="true"/>
                <table:data-pilot-member table:name="Präsident" table:display="true" table:show-details="true"/>
                <table:data-pilot-member table:name="der Präsident" table:display="true" table:show-details="true"/>
                <table:data-pilot-member table:name="Führer" table:display="true" table:show-details="true"/>
                <table:data-pilot-member table:name="der Chef" table:display="true" table:show-details="true"/>
                <table:data-pilot-member table:name="le docteur" table:display="true" table:show-details="true"/>
                <table:data-pilot-member table:name="le maître" table:display="true" table:show-details="true"/>
                <table:data-pilot-member table:name="la maîtresse" table:display="true" table:show-details="true"/>
                <table:data-pilot-member table:name="Le président" table:display="true" table:show-details="true"/>
                <table:data-pilot-member table:name="le patron" table:display="true" table:show-details="true"/>
                <table:data-pilot-member table:name="la cheffe" table:display="true" table:show-details="true"/>
                <table:data-pilot-member table:name="insegnante" table:display="true" table:show-details="true"/>
                <table:data-pilot-member table:name="Lehrer" table:display="true" table:show-details="true"/>
                <table:data-pilot-member table:name="l'enseignant" table:display="true" table:show-details="true"/>
                <table:data-pilot-member table:name="La tête" table:display="true" table:show-details="true"/>
                <table:data-pilot-member table:name="docteur" table:display="true" table:show-details="true"/>
                <table:data-pilot-member table:name="prof" table:display="true" table:show-details="true"/>
                <table:data-pilot-member table:name="directeur" table:display="true" table:show-details="true"/>
                <table:data-pilot-member table:name="directrice" table:display="true" table:show-details="true"/>
                <table:data-pilot-member table:name="médico" table:display="true" table:show-details="true"/>
                <table:data-pilot-member table:name="profesor" table:display="true" table:show-details="true"/>
                <table:data-pilot-member table:name="gerente" table:display="true" table:show-details="true"/>
                <table:data-pilot-member table:name="directora" table:display="true" table:show-details="true"/>
                <table:data-pilot-member table:name="medico" table:display="true" table:show-details="true"/>
                <table:data-pilot-member table:name="manager" table:display="true" table:show-details="true"/>
                <table:data-pilot-member table:name="direttrice" table:display="true" table:show-details="true"/>
                <table:data-pilot-member table:name="Arzt" table:display="true" table:show-details="true"/>
                <table:data-pilot-member table:name="Geschäftsführerin" table:display="true" table:show-details="true"/>
                <table:data-pilot-member table:name="el historiador" table:display="true" table:show-details="true"/>
                <table:data-pilot-member table:name="El piloto" table:display="true" table:show-details="true"/>
                <table:data-pilot-member table:name="el vendedor" table:display="true" table:show-details="true"/>
                <table:data-pilot-member table:name="la vendedora" table:display="true" table:show-details="true"/>
                <table:data-pilot-member table:name="el estudiante" table:display="true" table:show-details="true"/>
                <table:data-pilot-member table:name="el conductor" table:display="true" table:show-details="true"/>
                <table:data-pilot-member table:name="el informático" table:display="true" table:show-details="true"/>
                <table:data-pilot-member table:name="el soldado" table:display="true" table:show-details="true"/>
                <table:data-pilot-member table:name="lo storico" table:display="true" table:show-details="true"/>
                <table:data-pilot-member table:name="il pilota" table:display="true" table:show-details="true"/>
                <table:data-pilot-member table:name="venditore" table:display="true" table:show-details="true"/>
                <table:data-pilot-member table:name="la commessa" table:display="true" table:show-details="true"/>
                <table:data-pilot-member table:name="lo studente" table:display="true" table:show-details="true"/>
                <table:data-pilot-member table:name="l'autista" table:display="true" table:show-details="true"/>
                <table:data-pilot-member table:name="l'informatico" table:display="true" table:show-details="true"/>
                <table:data-pilot-member table:name="Il soldato" table:display="true" table:show-details="true"/>
                <table:data-pilot-member table:name="historyk" table:display="true" table:show-details="true"/>
                <table:data-pilot-member table:name="pilot" table:display="true" table:show-details="true"/>
                <table:data-pilot-member table:name="sprzedawca" table:display="true" table:show-details="true"/>
                <table:data-pilot-member table:name="sprzedawczyni" table:display="true" table:show-details="true"/>
                <table:data-pilot-member table:name="uczeń" table:display="true" table:show-details="true"/>
                <table:data-pilot-member table:name="Kierowca" table:display="true" table:show-details="true"/>
                <table:data-pilot-member table:name="informatyk" table:display="true" table:show-details="true"/>
                <table:data-pilot-member table:name="żołnierz" table:display="true" table:show-details="true"/>
                <table:data-pilot-member table:name="der Historiker" table:display="true" table:show-details="true"/>
                <table:data-pilot-member table:name="der Pilot" table:display="true" table:show-details="true"/>
                <table:data-pilot-member table:name="Verkäufer" table:display="true" table:show-details="true"/>
                <table:data-pilot-member table:name="die Verkäuferin" table:display="true" table:show-details="true"/>
                <table:data-pilot-member table:name="der Student" table:display="true" table:show-details="true"/>
                <table:data-pilot-member table:name="der Fahrer" table:display="true" table:show-details="true"/>
                <table:data-pilot-member table:name="der Informatiker" table:display="true" table:show-details="true"/>
                <table:data-pilot-member table:name="der Soldat" table:display="true" table:show-details="true"/>
                <table:data-pilot-member table:name="l'historien" table:display="true" table:show-details="true"/>
                <table:data-pilot-member table:name="pilote" table:display="true" table:show-details="true"/>
                <table:data-pilot-member table:name="le pilote" table:display="true" table:show-details="true"/>
                <table:data-pilot-member table:name="le vendeur" table:display="true" table:show-details="true"/>
                <table:data-pilot-member table:name="la vendeuse" table:display="true" table:show-details="true"/>
                <table:data-pilot-member table:name="l'étudiant" table:display="true" table:show-details="true"/>
                <table:data-pilot-member table:name="l'étudiante" table:display="true" table:show-details="true"/>
                <table:data-pilot-member table:name="le conducteur" table:display="true" table:show-details="true"/>
                <table:data-pilot-member table:name="l'informaticien" table:display="true" table:show-details="true"/>
                <table:data-pilot-member table:name="l'informatique" table:display="true" table:show-details="true"/>
                <table:data-pilot-member table:name="le soldat" table:display="true" table:show-details="true"/>
                <table:data-pilot-member table:name="il venditore" table:display="true" table:show-details="true"/>
                <table:data-pilot-member table:name="alunno" table:display="true" table:show-details="true"/>
                <table:data-pilot-member table:name="conducente" table:display="true" table:show-details="true"/>
                <table:data-pilot-member table:name="informatica" table:display="true" table:show-details="true"/>
                <table:data-pilot-member table:name="student" table:display="true" table:show-details="true"/>
                <table:data-pilot-member table:name="przetwarzanie danych" table:display="true" table:show-details="true"/>
                <table:data-pilot-member table:name="der Verkäufer" table:display="true" table:show-details="true"/>
                <table:data-pilot-member table:name="Treiber" table:display="true" table:show-details="true"/>
                <table:data-pilot-member table:name="Computing" table:display="true" table:show-details="true"/>
                <table:data-pilot-member table:name="étudiant" table:display="true" table:show-details="true"/>
                <table:data-pilot-member table:name="estudiante" table:display="true" table:show-details="true"/>
                <table:data-pilot-member table:name="Ciencias de la Computación" table:display="true" table:show-details="true"/>
                <table:data-pilot-member table:name="Informatyka" table:display="true" table:show-details="true"/>
                <table:data-pilot-member table:name="Computerwissenschaften" table:display="true" table:show-details="true"/>
                <table:data-pilot-member table:name="historien" table:display="true" table:show-details="true"/>
                <table:data-pilot-member table:name="éloigné" table:display="true" table:show-details="true"/>
                <table:data-pilot-member table:name="Marchand" table:display="true" table:show-details="true"/>
                <table:data-pilot-member table:name="vendeuse" table:display="true" table:show-details="true"/>
                <table:data-pilot-member table:name="chauffeur" table:display="true" table:show-details="true"/>
                <table:data-pilot-member table:name="spécialiste en informatique" table:display="true" table:show-details="true"/>
                <table:data-pilot-member table:name="soldat" table:display="true" table:show-details="true"/>
                <table:data-pilot-member table:name="historiador" table:display="true" table:show-details="true"/>
                <table:data-pilot-member table:name="remoto" table:display="true" table:show-details="true"/>
                <table:data-pilot-member table:name="piloto" table:display="true" table:show-details="true"/>
                <table:data-pilot-member table:name="comerciante" table:display="true" table:show-details="true"/>
                <table:data-pilot-member table:name="vendedora" table:display="true" table:show-details="true"/>
                <table:data-pilot-member table:name="conductor" table:display="true" table:show-details="true"/>
                <table:data-pilot-member table:name="Especialista en TI" table:display="true" table:show-details="true"/>
                <table:data-pilot-member table:name="soldado" table:display="true" table:show-details="true"/>
                <table:data-pilot-member table:name="storico" table:display="true" table:show-details="true"/>
                <table:data-pilot-member table:name="a distanza" table:display="true" table:show-details="true"/>
                <table:data-pilot-member table:name="pilota" table:display="true" table:show-details="true"/>
                <table:data-pilot-member table:name="rivenditore" table:display="true" table:show-details="true"/>
                <table:data-pilot-member table:name="commessa" table:display="true" table:show-details="true"/>
                <table:data-pilot-member table:name="esperto di tecnologia informatica" table:display="true" table:show-details="true"/>
                <table:data-pilot-member table:name="soldato" table:display="true" table:show-details="true"/>
                <table:data-pilot-member table:name="Historiker" table:display="true" table:show-details="true"/>
                <table:data-pilot-member table:name="Fernbedienung" table:display="true" table:show-details="true"/>
                <table:data-pilot-member table:name="Händler" table:display="true" table:show-details="true"/>
                <table:data-pilot-member table:name="Verkäuferin" table:display="true" table:show-details="true"/>
                <table:data-pilot-member table:name="IT-Speziali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erifi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urce_gender" table:orientation="row" table:used-hierarchy="-1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p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oss" table:display="true" table:show-details="true"/>
                <table:data-pilot-member table:name="computer scientist" table:display="false" table:show-details="true"/>
                <table:data-pilot-member table:name="doctor" table:display="true" table:show-details="true"/>
                <table:data-pilot-member table:name="driver" table:display="true" table:show-details="true"/>
                <table:data-pilot-member table:name="historian" table:display="true" table:show-details="true"/>
                <table:data-pilot-member table:name="nurse" table:display="true" table:show-details="true"/>
                <table:data-pilot-member table:name="pilot" table:display="true" table:show-details="true"/>
                <table:data-pilot-member table:name="president" table:display="true" table:show-details="true"/>
                <table:data-pilot-member table:name="shop assistant" table:display="true" table:show-details="true"/>
                <table:data-pilot-member table:name="soldier" table:display="true" table:show-details="true"/>
                <table:data-pilot-member table:name="student" table:display="true" table:show-details="true"/>
                <table:data-pilot-member table:name="teacher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rrec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rrec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lation" style:display-name="PageStyle_trans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verified" style:display-name="PageStyle_By verifi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language" style:display-name="PageStyle_By langu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ncept" style:display-name="PageStyle_By conce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461" meta:object-count="0"/>
    <meta:generator>LibreOfficeDev/6.0.5.2$Linux_X86_64 LibreOffice_project/</meta:generator>
  </office:meta>
</office:document-meta>
</file>